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0.99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name-asian="Arial" style:font-size-asian="14pt" style:font-size-complex="14pt"/>
    </style:style>
    <style:style style:name="ce2" style:family="table-cell" style:parent-style-name="Default">
      <style:text-properties style:font-name="Arial" fo:font-size="14pt" style:font-name-asian="Arial" style:font-size-asian="14pt" style:font-name-complex="Mangal" style:font-size-complex="14pt"/>
    </style:style>
    <style:style style:name="ce3" style:family="table-cell" style:parent-style-name="Default">
      <style:table-cell-properties fo:border="0.002cm solid #000000"/>
      <style:text-properties fo:font-size="14pt" style:font-name-asian="Arial" style:font-size-asian="14pt" style:font-size-complex="14pt"/>
    </style:style>
    <style:style style:name="ce4" style:family="table-cell" style:parent-style-name="Default">
      <style:table-cell-properties fo:background-color="#ccffcc" fo:border="0.002cm solid #000000"/>
      <style:text-properties fo:font-size="14pt" style:font-name-asian="Arial" style:font-size-asian="14pt" style:font-size-complex="14pt"/>
    </style:style>
    <style:style style:name="ce5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size="14pt" style:font-name-asian="Arial" style:font-size-asian="14pt" style:font-size-complex="14pt"/>
    </style:style>
    <style:style style:name="ce6" style:family="table-cell" style:parent-style-name="Default">
      <style:table-cell-properties fo:background-color="#ffcc00" fo:border="0.002cm solid #000000"/>
      <style:text-properties fo:font-size="14pt" style:font-name-asian="Arial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8" style:family="table-cell" style:parent-style-name="Default" style:data-style-name="N109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9" style:family="table-cell" style:parent-style-name="Default">
      <style:table-cell-properties fo:background-color="transparent" fo:border="0.002cm solid #000000"/>
      <style:text-properties fo:font-size="14pt" style:font-name-asian="Arial" style:font-size-asian="14pt" style:font-size-complex="14pt"/>
    </style:style>
    <style:style style:name="ce10" style:family="table-cell" style:parent-style-name="Default" style:data-style-name="N11">
      <style:table-cell-properties fo:border="0.002cm solid #000000"/>
      <style:text-properties fo:font-size="14pt" style:font-name-asian="Arial" style:font-size-asian="14pt" style:font-size-complex="14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09"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ffff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e6e6ff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ce22" style:family="table-cell" style:parent-style-name="Default" style:data-style-name="N11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24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25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formula="of:=MID(#ref!.[.B4];2;6)" office:value-type="string" office:string-value="エラー:501">
            <text:p>エラー:501</text:p>
          </table:table-cell>
          <table:table-cell/>
          <table:table-cell office:value-type="string">
            <text:p>show cell formula</text:p>
          </table:table-cell>
          <table:table-cell office:value-type="string">
            <text:p>https://forum.openoffice.org/en/forum/viewtopic.php?f=6&amp;t=29590</text:p>
          </table:table-cell>
          <table:table-cell office:value-type="string">
            <text:p>20200219_1700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" table:formula="of:=MID(#ref!.[.B4];11;3)" office:value-type="string" office:string-value="エラー:501">
            <text:p>エラー:5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7" table:formula="of:=[#REF!.$B5]" office:value-type="float" office:value="0">
            <text:p>#REF!</text:p>
          </table:table-cell>
          <table:table-cell table:style-name="ce7" table:formula="of:=['2'.$B5]" office:value-type="string" office:string-value="2020.01.15 00:05">
            <text:p>2020.01.15 00:05</text:p>
          </table:table-cell>
          <table:table-cell table:style-name="ce7" table:formula="of:=['3'.$B5]" office:value-type="float" office:value="0">
            <text:p>0</text:p>
          </table:table-cell>
          <table:table-cell table:style-name="ce7" table:formula="of:=['4'.$B5]" office:value-type="float" office:value="0">
            <text:p>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end</text:p>
          </table:table-cell>
          <table:table-cell table:style-name="ce7" table:formula="of:=[#REF!.$B6]" office:value-type="float" office:value="0">
            <text:p>#REF!</text:p>
          </table:table-cell>
          <table:table-cell table:style-name="ce7" table:formula="of:=['2'.$B6]" office:value-type="string" office:string-value="2020.01.15 23:55">
            <text:p>2020.01.15 23:55</text:p>
          </table:table-cell>
          <table:table-cell table:style-name="ce7" table:formula="of:=['3'.$B6]" office:value-type="float" office:value="0">
            <text:p>0</text:p>
          </table:table-cell>
          <table:table-cell table:style-name="ce7" table:formula="of:=['4'.$B6]" office:value-type="float" office:value="0">
            <text:p>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um : start - exit</text:p>
          </table:table-cell>
          <table:table-cell table:style-name="ce8" table:formula="of:=[#REF!.$B11]" office:value-type="float" office:value="0">
            <text:p>#REF!</text:p>
          </table:table-cell>
          <table:table-cell table:style-name="ce8" table:formula="of:=['2'.$B11]" office:value-type="float" office:value="-2.417">
            <text:p>-2.417</text:p>
          </table:table-cell>
          <table:table-cell table:style-name="ce8" table:formula="of:=['3'.$B11]" office:value-type="float" office:value="0">
            <text:p>0.000</text:p>
          </table:table-cell>
          <table:table-cell table:style-name="ce8" table:formula="of:=['4'.$B11]" office:value-type="float" office:value="0">
            <text:p>0.000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#REF!.A9]" office:value-type="float" office:value="0">
            <text:p>#REF!</text:p>
          </table:table-cell>
          <table:table-cell table:style-name="ce8" table:formula="of:=[#REF!.$D9]" office:value-type="float" office:value="0">
            <text:p>#REF!</text:p>
          </table:table-cell>
          <table:table-cell table:style-name="ce8" table:formula="of:=['2'.$D9]" office:value-type="float" office:value="0.912">
            <text:p>0.912</text:p>
          </table:table-cell>
          <table:table-cell table:style-name="ce8" table:formula="of:=['3'.$D9]" office:value-type="float" office:value="0">
            <text:p>0.000</text:p>
          </table:table-cell>
          <table:table-cell table:style-name="ce8" table:formula="of:=['4'.$D9]" office:value-type="float" office:value="0">
            <text:p>0.000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#REF!.A10]" office:value-type="float" office:value="0">
            <text:p>#REF!</text:p>
          </table:table-cell>
          <table:table-cell table:style-name="ce8" table:formula="of:=[#REF!.$D10]" office:value-type="float" office:value="0">
            <text:p>#REF!</text:p>
          </table:table-cell>
          <table:table-cell table:style-name="ce8" table:formula="of:=['2'.$D10]" office:value-type="float" office:value="0.011">
            <text:p>0.011</text:p>
          </table:table-cell>
          <table:table-cell table:style-name="ce8" table:formula="of:=['3'.$D10]" office:value-type="float" office:value="0">
            <text:p>0.000</text:p>
          </table:table-cell>
          <table:table-cell table:style-name="ce8" table:formula="of:=['4'.$D10]" office:value-type="float" office:value="0">
            <text:p>0.000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4]" office:value-type="string" office:string-value="no">
            <text:p>no</text:p>
          </table:table-cell>
          <table:table-cell table:style-name="ce9" table:formula="of:=[.C4]" office:value-type="float" office:value="1">
            <text:p>1</text:p>
          </table:table-cell>
          <table:table-cell table:style-name="ce9" table:formula="of:=[.D4]" office:value-type="float" office:value="2">
            <text:p>2</text:p>
          </table:table-cell>
          <table:table-cell table:style-name="ce9" table:formula="of:=[.E4]" office:value-type="float" office:value="3">
            <text:p>3</text:p>
          </table:table-cell>
          <table:table-cell table:style-name="ce9" table:formula="of:=[.F4]" office:value-type="float" office:value="4">
            <text:p>4</text:p>
          </table:table-cell>
          <table:table-cell table:style-name="ce9" table:formula="of:=[.G4]" office:value-type="float" office:value="5">
            <text:p>5</text:p>
          </table:table-cell>
          <table:table-cell table:style-name="ce9" table:formula="of:=[.H4]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7]" office:value-type="string" office:string-value="sum : start - exit">
            <text:p>sum : start - exit</text:p>
          </table:table-cell>
          <table:table-cell table:style-name="ce9" table:formula="of:=[.C7]" office:value-type="float" office:value="0">
            <text:p>#REF!</text:p>
          </table:table-cell>
          <table:table-cell table:style-name="ce9" table:formula="of:=[.D7]" office:value-type="float" office:value="-2.417">
            <text:p>-2.417</text:p>
          </table:table-cell>
          <table:table-cell table:style-name="ce9" table:formula="of:=[.E7]" office:value-type="float" office:value="0">
            <text:p>0</text:p>
          </table:table-cell>
          <table:table-cell table:style-name="ce9" table:formula="of:=[.F7]" office:value-type="float" office:value="0">
            <text:p>0</text:p>
          </table:table-cell>
          <table:table-cell table:style-name="ce9" table:formula="of:=[.G7]" office:value-type="float" office:value="0">
            <text:p>0</text:p>
          </table:table-cell>
          <table:table-cell table:style-name="ce9" table:formula="of:=[.H7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9]" office:value-type="float" office:value="0">
            <text:p>#REF!</text:p>
          </table:table-cell>
          <table:table-cell table:style-name="ce9" table:formula="of:=[.C9]" office:value-type="float" office:value="0">
            <text:p>#REF!</text:p>
          </table:table-cell>
          <table:table-cell table:style-name="ce9" table:formula="of:=[.D9]" office:value-type="float" office:value="0.011">
            <text:p>0.011</text:p>
          </table:table-cell>
          <table:table-cell table:style-name="ce9" table:formula="of:=[.E9]" office:value-type="float" office:value="0">
            <text:p>0</text:p>
          </table:table-cell>
          <table:table-cell table:style-name="ce9" table:formula="of:=[.F9]" office:value-type="float" office:value="0">
            <text:p>0</text:p>
          </table:table-cell>
          <table:table-cell table:style-name="ce9" table:formula="of:=[.G9]" office:value-type="float" office:value="0">
            <text:p>0</text:p>
          </table:table-cell>
          <table:table-cell table:style-name="ce9" table:formula="of:=[.H9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[#REF!.A13]" office:value-type="float" office:value="0">
            <text:p>#REF!</text:p>
          </table:table-cell>
          <table:table-cell table:style-name="ce3" table:number-columns-repeated="2"/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[#REF!.A14]" office:value-type="float" office:value="0">
            <text:p>#REF!</text:p>
          </table:table-cell>
          <table:table-cell table:style-name="ce3" table:number-columns-repeated="2"/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7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no.</text:p>
          </table:table-cell>
          <table:table-cell table:style-name="ce3" table:formula="of:=[.E4]" office:value-type="float" office:value="3">
            <text:p>3</text:p>
          </table:table-cell>
          <table:table-cell table:style-name="ce3" table:formula="of:=[.F4]" office:value-type="float" office:value="4">
            <text:p>4</text:p>
          </table:table-cell>
          <table:table-cell table:style-name="ce3" table:formula="of:=[.G4]" office:value-type="float" office:value="5">
            <text:p>5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1</text:p>
          </table:table-cell>
          <table:table-cell table:style-name="ce3"/>
          <table:table-cell table:style-name="ce3" table:formula="of:=[.B19]" office:value-type="string" office:string-value="Z1">
            <text:p>Z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2</text:p>
          </table:table-cell>
          <table:table-cell table:style-name="ce3"/>
          <table:table-cell table:style-name="ce3" table:formula="of:=[.B20]" office:value-type="string" office:string-value="Z2">
            <text:p>Z2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3</text:p>
          </table:table-cell>
          <table:table-cell table:style-name="ce3"/>
          <table:table-cell table:style-name="ce3" table:formula="of:=[.B21]" office:value-type="string" office:string-value="Z3">
            <text:p>Z3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4</text:p>
          </table:table-cell>
          <table:table-cell table:style-name="ce3"/>
          <table:table-cell table:style-name="ce3" table:formula="of:=[.B22]" office:value-type="string" office:string-value="Z4">
            <text:p>Z4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5</text:p>
          </table:table-cell>
          <table:table-cell table:style-name="ce3"/>
          <table:table-cell table:style-name="ce3" table:formula="of:=[.B23]" office:value-type="string" office:string-value="Z5">
            <text:p>Z5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6</text:p>
          </table:table-cell>
          <table:table-cell table:style-name="ce3"/>
          <table:table-cell table:style-name="ce3" table:formula="of:=[.B24]" office:value-type="string" office:string-value="Z6">
            <text:p>Z6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2" table:number-rows-repeated="2">
          <table:table-cell/>
          <table:table-cell table:style-name="ce3" table:number-columns-repeated="7"/>
          <table:table-cell table:number-columns-repeated="1016"/>
        </table:table-row>
        <table:table-row table:style-name="ro2">
          <table:table-cell table:number-columns-repeated="9" office:value-type="string">
            <text:p>*</text:p>
          </table:table-cell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4" table:default-cell-style-name="ce11"/>
        <table:table-column table:style-name="co1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12" table:default-cell-style-name="ce11"/>
        <table:table-column table:style-name="co11" table:number-columns-repeated="5" table:default-cell-style-name="ce11"/>
        <table:table-column table:style-name="co1" table:number-columns-repeated="1001" table:default-cell-style-name="ce11"/>
        <table:table-row table:style-name="ro3">
          <table:table-cell office:value-type="string">
            <text:p>[03/15/2020 13:42:08 : FxTestController.php : 506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15_0005-20200115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5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5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8"/>
          <table:table-cell table:style-name="ce22"/>
          <table:table-cell table:number-columns-repeated="1003"/>
        </table:table-row>
        <table:table-row table:style-name="ro3">
          <table:table-cell office:value-type="string">
            <text:p>$lo_Pos</text:p>
          </table:table-cell>
          <table:table-cell office:value-type="float" office:value="284">
            <text:p>284</text:p>
          </table:table-cell>
          <table:table-cell office:value-type="string">
            <text:p>of all bds</text:p>
          </table:table-cell>
          <table:table-cell office:value-type="float" office:value="0.99">
            <text:p>0.99</text:p>
          </table:table-cell>
          <table:table-cell table:number-columns-repeated="16"/>
          <table:table-cell table:style-name="ce22"/>
          <table:table-cell table:number-columns-repeated="1003"/>
        </table:table-row>
        <table:table-row table:style-name="ro4">
          <table:table-cell office:value-type="string">
            <text:p>$numOf_SLs</text:p>
          </table:table-cell>
          <table:table-cell office:value-type="float" office:value="259">
            <text:p>259</text:p>
          </table:table-cell>
          <table:table-cell office:value-type="string">
            <text:p>of all Pos</text:p>
          </table:table-cell>
          <table:table-cell office:value-type="float" office:value="0.912">
            <text:p>0.912</text:p>
          </table:table-cell>
          <table:table-cell table:number-columns-repeated="16"/>
          <table:table-cell table:style-name="ce22"/>
          <table:table-cell table:number-columns-repeated="2"/>
          <table:table-cell table:style-name="ce12" office:value-type="string">
            <office:annotation draw:style-name="gr2" draw:text-style-name="P2" svg:width="2.899cm" svg:height="0.669cm" svg:x="52.067cm" svg:y="2.787cm" draw:caption-point-x="-0.61cm" draw:caption-point-y="1.511cm">
              <dc:creator>ik</dc:creator>
              <dc:date>2020-03-25T00:00:00</dc:date>
              <text:p text:style-name="P2">黄色１</text:p>
            </office:annotation>
            <text:p>latest 3 bars</text:p>
          </table:table-cell>
          <table:table-cell table:style-name="ce12" office:value-type="string">
            <text:p>count</text:p>
          </table:table-cell>
          <table:table-cell table:style-name="ce12" office:value-type="string">
            <text:p>ratio</text:p>
          </table:table-cell>
          <table:table-cell table:style-name="ce12" office:value-type="string">
            <text:p>plus/minus</text:p>
          </table:table-cell>
          <table:table-cell table:style-name="ce12" office:value-type="string">
            <text:p>num of</text:p>
            <text:p>plus</text:p>
          </table:table-cell>
          <table:table-cell table:style-name="ce12" office:value-type="string">
            <text:p>num of</text:p>
            <text:p>minus</text:p>
          </table:table-cell>
          <table:table-cell table:number-columns-repeated="995"/>
        </table:table-row>
        <table:table-row table:style-name="ro3">
          <table:table-cell office:value-type="string">
            <text:p>$numOf_TPs</text:p>
          </table:table-cell>
          <table:table-cell office:value-type="float" office:value="3">
            <text:p>3</text:p>
          </table:table-cell>
          <table:table-cell office:value-type="string">
            <text:p>of all Pos</text:p>
          </table:table-cell>
          <table:table-cell table:style-name="ce14" office:value-type="float" office:value="0.011">
            <text:p>0.011</text:p>
          </table:table-cell>
          <table:table-cell table:number-columns-repeated="16"/>
          <table:table-cell table:style-name="ce22"/>
          <table:table-cell table:number-columns-repeated="2"/>
          <table:table-cell table:style-name="ce15" office:value-type="string">
            <office:annotation draw:style-name="gr2" draw:text-style-name="P2" svg:width="2.899cm" svg:height="0.669cm" svg:x="52.067cm" svg:y="3.783cm" draw:caption-point-x="-0.61cm" draw:caption-point-y="1.511cm">
              <dc:creator>ik</dc:creator>
              <dc:date>2020-03-25T00:00:00</dc:date>
              <text:p text:style-name="P2">赤１</text:p>
            </office:annotation>
            <text:p>1 &gt; 1 &gt; 2</text:p>
          </table:table-cell>
          <table:table-cell table:style-name="ce13" table:formula="of:=COUNTA([.U17:.U20])" office:value-type="float" office:value="4">
            <text:p>4</text:p>
          </table:table-cell>
          <table:table-cell table:style-name="ce24" table:formula="of:=[.Y10]/[.$Y$15]" office:value-type="percentage" office:value="0.0142348754448399">
            <text:p>1.42%</text:p>
          </table:table-cell>
          <table:table-cell table:style-name="ce13" table:formula="of:=SUM([.Q17:.Q20])" office:value-type="float" office:value="-0.094999999999999">
            <text:p>-0.095</text:p>
          </table:table-cell>
          <table:table-cell table:style-name="ce13" table:formula="of:=COUNTIF([.Q17:.Q20];&quot;&gt;=0&quot;)" office:value-type="float" office:value="1">
            <text:p>1</text:p>
          </table:table-cell>
          <table:table-cell table:style-name="ce26" table:formula="of:=COUNTIF([.Q17:.Q20];&quot;&lt;0&quot;)" office:value-type="float" office:value="3">
            <text:p>3</text:p>
          </table:table-cell>
          <table:table-cell table:number-columns-repeated="995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-2.417">
            <text:p>-2.417</text:p>
          </table:table-cell>
          <table:table-cell table:number-columns-repeated="18"/>
          <table:table-cell table:style-name="ce22"/>
          <table:table-cell table:number-columns-repeated="2"/>
          <table:table-cell table:style-name="ce16" office:value-type="string">
            <office:annotation draw:style-name="gr3" draw:text-style-name="P2" svg:width="2.899cm" svg:height="1.139cm" svg:x="52.067cm" svg:y="4.319cm" draw:caption-point-x="-0.61cm" draw:caption-point-y="1.511cm">
              <dc:creator>ik</dc:creator>
              <dc:date>2020-03-25T00:00:00</dc:date>
              <text:p text:style-name="P2">シアン２</text:p>
            </office:annotation>
            <text:p>1 &gt; 2 &gt; 1</text:p>
          </table:table-cell>
          <table:table-cell table:style-name="ce13" table:formula="of:=COUNTA([.U21])" office:value-type="float" office:value="1">
            <text:p>1</text:p>
          </table:table-cell>
          <table:table-cell table:style-name="ce24" table:formula="of:=[.Y11]/[.$Y$15]" office:value-type="percentage" office:value="0.00355871886120996">
            <text:p>0.36%</text:p>
          </table:table-cell>
          <table:table-cell table:style-name="ce13" table:formula="of:=SUM([.Q21])" office:value-type="float" office:value="-0.060000000000002">
            <text:p>-0.0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995"/>
        </table:table-row>
        <table:table-row table:style-name="ro3">
          <table:table-cell office:value-type="string">
            <text:p>xt_idx = -1</text:p>
          </table:table-cell>
          <table:table-cell office:value-type="float" office:value="21">
            <text:p>21</text:p>
          </table:table-cell>
          <table:table-cell table:number-columns-repeated="18"/>
          <table:table-cell table:style-name="ce22"/>
          <table:table-cell table:number-columns-repeated="2"/>
          <table:table-cell table:style-name="ce17" office:value-type="string">
            <office:annotation draw:style-name="gr2" draw:text-style-name="P2" svg:width="2.899cm" svg:height="0.669cm" svg:x="52.067cm" svg:y="4.855cm" draw:caption-point-x="-0.61cm" draw:caption-point-y="1.511cm">
              <dc:creator>ik</dc:creator>
              <dc:date>2020-03-25T00:00:00</dc:date>
              <text:p text:style-name="P2">青灰色</text:p>
            </office:annotation>
            <text:p>1 &gt; 2 &gt; 2</text:p>
          </table:table-cell>
          <table:table-cell table:style-name="ce13" table:formula="of:=COUNTA([.U22:.U24])" office:value-type="float" office:value="3">
            <text:p>3</text:p>
          </table:table-cell>
          <table:table-cell table:style-name="ce24" table:formula="of:=[.Y12]/[.$Y$15]" office:value-type="percentage" office:value="0.0106761565836299">
            <text:p>1.07%</text:p>
          </table:table-cell>
          <table:table-cell table:style-name="ce13" table:formula="of:=SUM([.Q22:.Q24])" office:value-type="float" office:value="-0.048000000000001">
            <text:p>-0.048</text:p>
          </table:table-cell>
          <table:table-cell table:style-name="ce26" table:formula="of:=COUNTIF([.Q22:.Q24];&quot;&gt;=0&quot;)" office:value-type="float" office:value="1">
            <text:p>1</text:p>
          </table:table-cell>
          <table:table-cell table:style-name="ce26" table:formula="of:=COUNTIF([.Q22:.Q24];&quot;&lt;0&quot;)" office:value-type="float" office:value="2">
            <text:p>2</text:p>
          </table:table-cell>
          <table:table-cell table:number-columns-repeated="995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21"/>
          <table:table-cell table:style-name="ce23" office:value-type="string">
            <text:p>sum=</text:p>
          </table:table-cell>
          <table:table-cell table:style-name="ce23" table:formula="of:=SUM([.Y10:.Y12])" office:value-type="float" office:value="8">
            <text:p>8</text:p>
          </table:table-cell>
          <table:table-cell table:style-name="ce25" table:formula="of:=[.Y13]/[.$Y$15]" office:value-type="percentage" office:value="0.0284697508896797">
            <text:p>2.85%</text:p>
          </table:table-cell>
          <table:table-cell table:style-name="ce23" table:formula="of:=SUM([.AA10:.AA12])" office:value-type="float" office:value="-0.203000000000002">
            <text:p>-0.203</text:p>
          </table:table-cell>
          <table:table-cell table:style-name="ce23"/>
          <table:table-cell table:style-name="ce23">
            <office:annotation draw:style-name="gr2" draw:text-style-name="P2" svg:width="2.899cm" svg:height="0.669cm" svg:x="63.358cm" svg:y="5.391cm" draw:caption-point-x="-0.61cm" draw:caption-point-y="1.511cm">
              <dc:creator>ik</dc:creator>
              <dc:date>2020-03-25T00:00:00</dc:date>
              <text:p text:style-name="P2">黄緑１０</text:p>
            </office:annotation>
          </table:table-cell>
          <table:table-cell table:number-columns-repeated="995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23"/>
          <table:table-cell office:value-type="string">
            <text:p>total=</text:p>
          </table:table-cell>
          <table:table-cell table:formula="of:=COUNTA([.A17:.A297])" office:value-type="float" office:value="281">
            <text:p>281</text:p>
          </table:table-cell>
          <table:table-cell table:number-columns-repeated="999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table:style-name="ce12" office:value-type="string">
            <text:p>BB loc</text:p>
          </table:table-cell>
          <table:table-cell table:style-name="ce21" office:value-type="string">
            <text:p>BB locs</text:p>
          </table:table-cell>
          <table:table-cell table:style-name="ce21" table:number-columns-repeated="4"/>
          <table:table-cell table:number-columns-repeated="1001"/>
        </table:table-row>
        <table:table-row table:style-name="ro3">
          <table:table-cell table:style-name="ce13" office:value-type="float" office:value="100">
            <text:p>10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5 08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0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table:style-name="ce18" office:value-type="string">
            <text:p>Z6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70">
            <text:p>170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</text:p>
          </table:table-cell>
          <table:table-cell table:style-name="ce18" office:value-type="string">
            <text:p>Z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7">
            <text:p>197</text:p>
          </table:table-cell>
          <table:table-cell table:style-name="ce13" office:value-type="float" office:value="75.735">
            <text:p>75.735</text:p>
          </table:table-cell>
          <table:table-cell table:style-name="ce13" office:value-type="string">
            <text:p>2020.01.15 16: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5.784">
            <text:p>75.784</text:p>
          </table:table-cell>
          <table:table-cell table:style-name="ce13" office:value-type="string">
            <text:p>2020.01.15 1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0999999999996">
            <text:p>-0.011</text:p>
          </table:table-cell>
          <table:table-cell table:style-name="ce18" office:value-type="string">
            <text:p>Z2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15">
            <text:p>21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75.957">
            <text:p>75.957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36000000000001">
            <text:p>0.036</text:p>
          </table:table-cell>
          <table:table-cell table:style-name="ce18" office:value-type="string">
            <text:p>Z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69">
            <text:p>169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4:1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6" office:value-type="float" office:value="-0.060000000000002">
            <text:p>-0.06</text:p>
          </table:table-cell>
          <table:table-cell table:style-name="ce19" office:value-type="string">
            <text:p>Z5</text:p>
          </table:table-cell>
          <table:table-cell table:number-columns-repeated="2"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8:2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-0.060000000000002">
            <text:p>-0.06</text:p>
          </table:table-cell>
          <table:table-cell table:style-name="ce20" office:value-type="string">
            <text:p>Z6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67">
            <text:p>167</text:p>
          </table:table-cell>
          <table:table-cell table:style-name="ce13" office:value-type="float" office:value="75.735">
            <text:p>75.735</text:p>
          </table:table-cell>
          <table:table-cell table:style-name="ce13" office:value-type="string">
            <text:p>2020.01.15 14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75.769">
            <text:p>75.769</text:p>
          </table:table-cell>
          <table:table-cell table:style-name="ce13" office:value-type="string">
            <text:p>2020.01.15 1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7" office:value-type="float" office:value="-0.013000000000005">
            <text:p>-0.013</text:p>
          </table:table-cell>
          <table:table-cell table:style-name="ce20" office:value-type="string">
            <text:p>Z4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6">
            <text:p>196</text:p>
          </table:table-cell>
          <table:table-cell table:style-name="ce13" office:value-type="float" office:value="75.699">
            <text:p>75.699</text:p>
          </table:table-cell>
          <table:table-cell table:style-name="ce13" office:value-type="string">
            <text:p>2020.01.15 16:2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5.737">
            <text:p>75.737</text:p>
          </table:table-cell>
          <table:table-cell table:style-name="ce13" office:value-type="string">
            <text:p>2020.01.15 1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0.025000000000006">
            <text:p>0.025</text:p>
          </table:table-cell>
          <table:table-cell table:style-name="ce20" office:value-type="string">
            <text:p>Z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14">
            <text:p>214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5 03:3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0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9999999999908">
            <text:p>-0.007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56">
            <text:p>156</text:p>
          </table:table-cell>
          <table:table-cell table:style-name="ce13" office:value-type="float" office:value="75.708">
            <text:p>75.708</text:p>
          </table:table-cell>
          <table:table-cell table:style-name="ce13" office:value-type="string">
            <text:p>2020.01.15 13:0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5.745">
            <text:p>75.745</text:p>
          </table:table-cell>
          <table:table-cell table:style-name="ce13" office:value-type="string">
            <text:p>2020.01.15 1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3999999999996">
            <text:p>0.014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1">
            <text:p>101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5 08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71">
            <text:p>171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2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1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6:3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9999999999956">
            <text:p>-0.008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6">
            <text:p>216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8:0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5000000000011">
            <text:p>0.035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8">
            <text:p>168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0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03: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0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03:4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9">
            <text:p>199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6:4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5.759">
            <text:p>75.759</text:p>
          </table:table-cell>
          <table:table-cell table:style-name="ce13" office:value-type="string">
            <text:p>2020.01.15 1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0999999999996">
            <text:p>0.011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7">
            <text:p>217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1000000000007">
            <text:p>0.061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6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50000000000097">
            <text:p>-0.005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1">
            <text:p>81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6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144">
            <text:p>-0.0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7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700000000001">
            <text:p>-0.017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0">
            <text:p>200</text:p>
          </table:table-cell>
          <table:table-cell table:style-name="ce13" office:value-type="float" office:value="75.734">
            <text:p>75.73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9000000000005">
            <text:p>0.019</text:p>
          </table:table-cell>
          <table:table-cell office:value-type="string">
            <text:p>Z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1">
            <text:p>201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16:5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1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0000000000049">
            <text:p>-0.004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2">
            <text:p>202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16:5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1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3">
            <text:p>20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4">
            <text:p>204</text:p>
          </table:table-cell>
          <table:table-cell table:style-name="ce13" office:value-type="float" office:value="75.787">
            <text:p>75.787</text:p>
          </table:table-cell>
          <table:table-cell table:style-name="ce13" office:value-type="string">
            <text:p>2020.01.15 17:05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1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8">
            <text:p>218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5 18:1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5 1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6999999999997">
            <text:p>0.047</text:p>
          </table:table-cell>
          <table:table-cell office:value-type="string">
            <text:p>Z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9">
            <text:p>219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5 18:2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5 1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2000000000006">
            <text:p>0.022</text:p>
          </table:table-cell>
          <table:table-cell office:value-type="string">
            <text:p>Z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0">
            <text:p>220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5 18:2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5 1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1000000000001">
            <text:p>0.021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1">
            <text:p>221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5 18:3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5.989">
            <text:p>75.989</text:p>
          </table:table-cell>
          <table:table-cell table:style-name="ce13" office:value-type="string">
            <text:p>2020.01.15 1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30000000000001">
            <text:p>0.003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2">
            <text:p>222</text:p>
          </table:table-cell>
          <table:table-cell table:style-name="ce13" office:value-type="float" office:value="75.985">
            <text:p>75.985</text:p>
          </table:table-cell>
          <table:table-cell table:style-name="ce13" office:value-type="string">
            <text:p>2020.01.15 18:3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5 1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5 18:4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4">
            <text:p>224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2020.01.15 18:4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76.006">
            <text:p>76.006</text:p>
          </table:table-cell>
          <table:table-cell table:style-name="ce13" office:value-type="string">
            <text:p>2020.01.15 1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4">
            <text:p>28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3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4">
            <text:p>284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5">
            <text:p>285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5 23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5 2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6">
            <text:p>28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4:1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0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6:4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80000000000098">
            <text:p>-0.008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9">
            <text:p>89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7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90000000000003">
            <text:p>-0.009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8">
            <text:p>98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8:1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5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0">
            <text:p>150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2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0999999999996">
            <text:p>0.011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3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50000000000097">
            <text:p>-0.005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5">
            <text:p>195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6:2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5.719">
            <text:p>75.719</text:p>
          </table:table-cell>
          <table:table-cell table:style-name="ce13" office:value-type="string">
            <text:p>2020.01.15 1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8000000000006">
            <text:p>0.028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2">
            <text:p>232</text:p>
          </table:table-cell>
          <table:table-cell table:style-name="ce13" office:value-type="float" office:value="76.014">
            <text:p>76.014</text:p>
          </table:table-cell>
          <table:table-cell table:style-name="ce13" office:value-type="string">
            <text:p>2020.01.15 19:2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76.034">
            <text:p>76.034</text:p>
          </table:table-cell>
          <table:table-cell table:style-name="ce13" office:value-type="string">
            <text:p>2020.01.15 1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0">
            <text:p>280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5 23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5 2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3">
            <text:p>283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5 23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5 2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8">
            <text:p>158</text:p>
          </table:table-cell>
          <table:table-cell table:style-name="ce13" office:value-type="float" office:value="75.715">
            <text:p>75.715</text:p>
          </table:table-cell>
          <table:table-cell table:style-name="ce13" office:value-type="string">
            <text:p>2020.01.15 13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5.73">
            <text:p>75.73</text:p>
          </table:table-cell>
          <table:table-cell table:style-name="ce13" office:value-type="string">
            <text:p>2020.01.15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69999999999908">
            <text:p>0.007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5">
            <text:p>165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3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75.73">
            <text:p>75.73</text:p>
          </table:table-cell>
          <table:table-cell table:style-name="ce13" office:value-type="string">
            <text:p>2020.01.15 1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3">
            <text:p>213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7:5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1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2299999999999">
            <text:p>0.123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2">
            <text:p>282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3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5 2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5.836">
            <text:p>75.836</text:p>
          </table:table-cell>
          <table:table-cell table:style-name="ce13" office:value-type="string">
            <text:p>2020.01.15 04:0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0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6000000000005">
            <text:p>-0.016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06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099999999999056">
            <text:p>0.001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7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5999999999986">
            <text:p>0.0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3">
            <text:p>93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07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000000000005">
            <text:p>-0.007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9">
            <text:p>149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2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8999999999991">
            <text:p>0.019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1">
            <text:p>211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17:4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1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2599999999999">
            <text:p>0.126</text:p>
          </table:table-cell>
          <table:table-cell office:value-type="string">
            <text:p>Z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1">
            <text:p>231</text:p>
          </table:table-cell>
          <table:table-cell table:style-name="ce13" office:value-type="float" office:value="75.987">
            <text:p>75.987</text:p>
          </table:table-cell>
          <table:table-cell table:style-name="ce13" office:value-type="string">
            <text:p>2020.01.15 19:2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1">
            <text:p>231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5 1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2999999999991">
            <text:p>-0.013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79">
            <text:p>27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3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7">
            <text:p>97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8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5 0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80000000000098">
            <text:p>-0.008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3">
            <text:p>163</text:p>
          </table:table-cell>
          <table:table-cell table:style-name="ce13" office:value-type="float" office:value="75.715">
            <text:p>75.715</text:p>
          </table:table-cell>
          <table:table-cell table:style-name="ce13" office:value-type="string">
            <text:p>2020.01.15 13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75.725">
            <text:p>75.725</text:p>
          </table:table-cell>
          <table:table-cell table:style-name="ce13" office:value-type="string">
            <text:p>2020.01.15 1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69999999999908">
            <text:p>0.007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4">
            <text:p>194</text:p>
          </table:table-cell>
          <table:table-cell table:style-name="ce13" office:value-type="float" office:value="75.654">
            <text:p>75.654</text:p>
          </table:table-cell>
          <table:table-cell table:style-name="ce13" office:value-type="string">
            <text:p>2020.01.15 16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702">
            <text:p>75.702</text:p>
          </table:table-cell>
          <table:table-cell table:style-name="ce13" office:value-type="string">
            <text:p>2020.01.15 1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0000000000007">
            <text:p>0.07</text:p>
          </table:table-cell>
          <table:table-cell office:value-type="string">
            <text:p>Z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6">
            <text:p>146</text:p>
          </table:table-cell>
          <table:table-cell table:style-name="ce13" office:value-type="float" office:value="75.683">
            <text:p>75.683</text:p>
          </table:table-cell>
          <table:table-cell table:style-name="ce13" office:value-type="string">
            <text:p>2020.01.15 12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8999999999987">
            <text:p>0.039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7">
            <text:p>157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3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744">
            <text:p>75.744</text:p>
          </table:table-cell>
          <table:table-cell table:style-name="ce13" office:value-type="string">
            <text:p>2020.01.15 1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2">
            <text:p>102</text:p>
          </table:table-cell>
          <table:table-cell table:style-name="ce13" office:value-type="float" office:value="75.858">
            <text:p>75.858</text:p>
          </table:table-cell>
          <table:table-cell table:style-name="ce13" office:value-type="string">
            <text:p>2020.01.15 08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03:5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6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1">
            <text:p>91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7:4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1">
            <text:p>151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2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39999999999907">
            <text:p>0.004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5">
            <text:p>205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17:1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1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5">
            <text:p>225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5 18:5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5.994">
            <text:p>75.994</text:p>
          </table:table-cell>
          <table:table-cell table:style-name="ce13" office:value-type="string">
            <text:p>2020.01.15 1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999999999991">
            <text:p>-0.019</text:p>
          </table:table-cell>
          <table:table-cell office:value-type="string">
            <text:p>Z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3">
            <text:p>233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5 19:3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76.032">
            <text:p>76.032</text:p>
          </table:table-cell>
          <table:table-cell table:style-name="ce13" office:value-type="string">
            <text:p>2020.01.15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81">
            <text:p>281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3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2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4">
            <text:p>94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7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9">
            <text:p>159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3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4">
            <text:p>164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3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75.745">
            <text:p>75.745</text:p>
          </table:table-cell>
          <table:table-cell table:style-name="ce13" office:value-type="string">
            <text:p>2020.01.15 1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20000000000095">
            <text:p>-0.00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12">
            <text:p>212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7">
            <text:p>147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5000000000001">
            <text:p>0.015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03:5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2">
            <text:p>92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7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100000000001">
            <text:p>-0.011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3">
            <text:p>103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8:4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8">
            <text:p>148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2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8999999999991">
            <text:p>0.019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0">
            <text:p>160</text:p>
          </table:table-cell>
          <table:table-cell table:style-name="ce13" office:value-type="float" office:value="75.712">
            <text:p>75.712</text:p>
          </table:table-cell>
          <table:table-cell table:style-name="ce13" office:value-type="string">
            <text:p>2020.01.15 13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99999999999909">
            <text:p>0.01</text:p>
          </table:table-cell>
          <table:table-cell office:value-type="string">
            <text:p>Z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6">
            <text:p>206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3699999999999">
            <text:p>0.137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6">
            <text:p>226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5 18:5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5.991">
            <text:p>75.991</text:p>
          </table:table-cell>
          <table:table-cell table:style-name="ce13" office:value-type="string">
            <text:p>2020.01.15 1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office:value-type="string">
            <text:p>Z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5.997">
            <text:p>75.997</text:p>
          </table:table-cell>
          <table:table-cell table:style-name="ce13" office:value-type="string">
            <text:p>2020.01.15 19:3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5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2:3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0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5.849">
            <text:p>75.849</text:p>
          </table:table-cell>
          <table:table-cell table:style-name="ce13" office:value-type="string">
            <text:p>2020.01.15 02:4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0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2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3:1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5.834">
            <text:p>75.834</text:p>
          </table:table-cell>
          <table:table-cell table:style-name="ce13" office:value-type="string">
            <text:p>2020.01.15 0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5000000000001">
            <text:p>0.015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3:2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5000000000006">
            <text:p>0.025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3:2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3:3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40000000000049">
            <text:p>0.004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04:0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3">
            <text:p>75.793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3">
            <text:p>75.793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7">
            <text:p>77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6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4">
            <text:p>104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8:4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2">
            <text:p>75.772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2">
            <text:p>75.772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5">
            <text:p>105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8:5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6">
            <text:p>106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5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5.851">
            <text:p>75.851</text:p>
          </table:table-cell>
          <table:table-cell table:style-name="ce13" office:value-type="string">
            <text:p>2020.01.15 0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5">
            <text:p>155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3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5.738">
            <text:p>75.738</text:p>
          </table:table-cell>
          <table:table-cell table:style-name="ce13" office:value-type="string">
            <text:p>2020.01.15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6999999999996">
            <text:p>0.017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7">
            <text:p>207</text:p>
          </table:table-cell>
          <table:table-cell table:style-name="ce13" office:value-type="float" office:value="75.759">
            <text:p>75.759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3799999999999">
            <text:p>0.138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8">
            <text:p>208</text:p>
          </table:table-cell>
          <table:table-cell table:style-name="ce13" office:value-type="float" office:value="75.741">
            <text:p>75.741</text:p>
          </table:table-cell>
          <table:table-cell table:style-name="ce13" office:value-type="string">
            <text:p>2020.01.15 17:2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5599999999999">
            <text:p>0.156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9">
            <text:p>209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43">
            <text:p>75.743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5499999999999">
            <text:p>0.155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10">
            <text:p>210</text:p>
          </table:table-cell>
          <table:table-cell table:style-name="ce13" office:value-type="float" office:value="75.741">
            <text:p>75.741</text:p>
          </table:table-cell>
          <table:table-cell table:style-name="ce13" office:value-type="string">
            <text:p>2020.01.15 17:3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5 1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5599999999999">
            <text:p>0.156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7">
            <text:p>227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5 19:0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5.981">
            <text:p>75.981</text:p>
          </table:table-cell>
          <table:table-cell table:style-name="ce13" office:value-type="string">
            <text:p>2020.01.15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80000000000098">
            <text:p>0.008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8">
            <text:p>228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5 19:0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8">
            <text:p>2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5 1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9999999999953">
            <text:p>-0.002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9">
            <text:p>229</text:p>
          </table:table-cell>
          <table:table-cell table:style-name="ce13" office:value-type="float" office:value="75.986">
            <text:p>75.986</text:p>
          </table:table-cell>
          <table:table-cell table:style-name="ce13" office:value-type="string">
            <text:p>2020.01.15 19:1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75.992">
            <text:p>75.992</text:p>
          </table:table-cell>
          <table:table-cell table:style-name="ce13" office:value-type="string">
            <text:p>2020.01.15 1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2">
            <text:p>-0.012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0">
            <text:p>230</text:p>
          </table:table-cell>
          <table:table-cell table:style-name="ce13" office:value-type="float" office:value="75.999">
            <text:p>75.999</text:p>
          </table:table-cell>
          <table:table-cell table:style-name="ce13" office:value-type="string">
            <text:p>2020.01.15 19:1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6.003">
            <text:p>76.003</text:p>
          </table:table-cell>
          <table:table-cell table:style-name="ce13" office:value-type="string">
            <text:p>2020.01.15 1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5">
            <text:p>235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9:4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6">
            <text:p>276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23:0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2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7">
            <text:p>277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3:1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7">
            <text:p>277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8">
            <text:p>278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3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5 02:3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3:0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001">
            <text:p>-0.00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6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5999999999986">
            <text:p>0.0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7">
            <text:p>87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07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89999999999861">
            <text:p>0.009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4">
            <text:p>154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2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5.712">
            <text:p>75.712</text:p>
          </table:table-cell>
          <table:table-cell table:style-name="ce13" office:value-type="string">
            <text:p>2020.01.15 1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5999999999991">
            <text:p>0.016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5">
            <text:p>275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3:0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7">
            <text:p>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5:4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100000000001">
            <text:p>-0.011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4:2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5">
            <text:p>75.755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5">
            <text:p>75.755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6">
            <text:p>96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8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0000000000048">
            <text:p>-0.001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3">
            <text:p>153</text:p>
          </table:table-cell>
          <table:table-cell table:style-name="ce13" office:value-type="float" office:value="75.695">
            <text:p>75.695</text:p>
          </table:table-cell>
          <table:table-cell table:style-name="ce13" office:value-type="string">
            <text:p>2020.01.15 12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2">
            <text:p>162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13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1000000000001">
            <text:p>0.021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2:2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5 0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0000000000049">
            <text:p>-0.004</text:p>
          </table:table-cell>
          <table:table-cell office:value-type="string">
            <text:p>Z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3:00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5.846">
            <text:p>75.846</text:p>
          </table:table-cell>
          <table:table-cell table:style-name="ce13" office:value-type="string">
            <text:p>2020.01.15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9999999999953">
            <text:p>-0.002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6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6999999999987">
            <text:p>0.027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5 07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5999999999996">
            <text:p>0.02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14">
            <text:p>114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3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9">
            <text:p>139</text:p>
          </table:table-cell>
          <table:table-cell table:style-name="ce13" office:value-type="float" office:value="75.694">
            <text:p>75.694</text:p>
          </table:table-cell>
          <table:table-cell table:style-name="ce13" office:value-type="string">
            <text:p>2020.01.15 11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7999999999992">
            <text:p>0.028</text:p>
          </table:table-cell>
          <table:table-cell office:value-type="string">
            <text:p>Z4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3">
            <text:p>193</text:p>
          </table:table-cell>
          <table:table-cell table:style-name="ce13" office:value-type="float" office:value="75.65">
            <text:p>75.65</text:p>
          </table:table-cell>
          <table:table-cell table:style-name="ce13" office:value-type="string">
            <text:p>2020.01.15 16:1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3999999999998">
            <text:p>0.074</text:p>
          </table:table-cell>
          <table:table-cell office:value-type="string">
            <text:p>Z2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4">
            <text:p>274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2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5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2999999999996">
            <text:p>0.023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11">
            <text:p>111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9:2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75.836">
            <text:p>75.836</text:p>
          </table:table-cell>
          <table:table-cell table:style-name="ce13" office:value-type="string">
            <text:p>2020.01.15 0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72">
            <text:p>172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7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5">
            <text:p>95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8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6000000000005">
            <text:p>-0.016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2">
            <text:p>152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2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2999999999991">
            <text:p>0.01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07">
            <text:p>107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9:0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5.844">
            <text:p>75.844</text:p>
          </table:table-cell>
          <table:table-cell table:style-name="ce13" office:value-type="string">
            <text:p>2020.01.15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61">
            <text:p>161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3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75.725">
            <text:p>75.725</text:p>
          </table:table-cell>
          <table:table-cell table:style-name="ce13" office:value-type="string">
            <text:p>2020.01.15 1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6">
            <text:p>236</text:p>
          </table:table-cell>
          <table:table-cell table:style-name="ce13" office:value-type="float" office:value="75.984">
            <text:p>75.98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5">
            <text:p>115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9:4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0">
            <text:p>140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1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5000000000001">
            <text:p>0.015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2">
            <text:p>112</text:p>
          </table:table-cell>
          <table:table-cell table:style-name="ce13" office:value-type="float" office:value="75.834">
            <text:p>75.834</text:p>
          </table:table-cell>
          <table:table-cell table:style-name="ce13" office:value-type="string">
            <text:p>2020.01.15 09:2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001">
            <text:p>-0.003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4">
            <text:p>84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7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6999999999996">
            <text:p>0.017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3">
            <text:p>11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9:3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6">
            <text:p>116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9:4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0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2:2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5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50000000000097">
            <text:p>-0.005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7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5.795">
            <text:p>75.795</text:p>
          </table:table-cell>
          <table:table-cell table:style-name="ce13" office:value-type="string">
            <text:p>2020.01.15 0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2999999999996">
            <text:p>0.023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7">
            <text:p>117</text:p>
          </table:table-cell>
          <table:table-cell table:style-name="ce13" office:value-type="float" office:value="75.808">
            <text:p>75.808</text:p>
          </table:table-cell>
          <table:table-cell table:style-name="ce13" office:value-type="string">
            <text:p>2020.01.15 09:5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1">
            <text:p>131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1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75.694">
            <text:p>75.694</text:p>
          </table:table-cell>
          <table:table-cell table:style-name="ce13" office:value-type="string">
            <text:p>2020.01.15 1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2">
            <text:p>132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1:0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3">
            <text:p>13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1:1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75.717">
            <text:p>75.717</text:p>
          </table:table-cell>
          <table:table-cell table:style-name="ce13" office:value-type="string">
            <text:p>2020.01.15 1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4">
            <text:p>134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1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5">
            <text:p>135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1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0999999999996">
            <text:p>0.011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6">
            <text:p>136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7">
            <text:p>137</text:p>
          </table:table-cell>
          <table:table-cell table:style-name="ce13" office:value-type="float" office:value="75.676">
            <text:p>75.676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office:value-type="string">
            <text:p>Z5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8">
            <text:p>138</text:p>
          </table:table-cell>
          <table:table-cell table:style-name="ce13" office:value-type="float" office:value="75.689">
            <text:p>75.689</text:p>
          </table:table-cell>
          <table:table-cell table:style-name="ce13" office:value-type="string">
            <text:p>2020.01.15 11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5.704">
            <text:p>75.704</text:p>
          </table:table-cell>
          <table:table-cell table:style-name="ce13" office:value-type="string">
            <text:p>2020.01.15 1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3000000000001">
            <text:p>0.033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1">
            <text:p>191</text:p>
          </table:table-cell>
          <table:table-cell table:style-name="ce13" office:value-type="float" office:value="75.619">
            <text:p>75.619</text:p>
          </table:table-cell>
          <table:table-cell table:style-name="ce13" office:value-type="string">
            <text:p>2020.01.15 16:0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75.65">
            <text:p>75.65</text:p>
          </table:table-cell>
          <table:table-cell table:style-name="ce13" office:value-type="string">
            <text:p>2020.01.15 1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5">
            <text:p>0.105</text:p>
          </table:table-cell>
          <table:table-cell office:value-type="string">
            <text:p>Z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2">
            <text:p>192</text:p>
          </table:table-cell>
          <table:table-cell table:style-name="ce13" office:value-type="float" office:value="75.633">
            <text:p>75.633</text:p>
          </table:table-cell>
          <table:table-cell table:style-name="ce13" office:value-type="string">
            <text:p>2020.01.15 16:0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75.657">
            <text:p>75.657</text:p>
          </table:table-cell>
          <table:table-cell table:style-name="ce13" office:value-type="string">
            <text:p>2020.01.15 1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1000000000008">
            <text:p>0.091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5">
            <text:p>255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5 21:2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5">
            <text:p>255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5 2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6">
            <text:p>256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1:2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7">
            <text:p>257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21:3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5 2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8">
            <text:p>258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1:3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5 2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9">
            <text:p>259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4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5 2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0">
            <text:p>260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5 21:4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5 2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1">
            <text:p>261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1:5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1">
            <text:p>261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5 2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2">
            <text:p>262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1:5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5 2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3">
            <text:p>263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22:0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5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1:1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0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2:1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9999999999955">
            <text:p>-0.005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5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0">
            <text:p>70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05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3999999999987">
            <text:p>0.024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4">
            <text:p>74</text:p>
          </table:table-cell>
          <table:table-cell table:style-name="ce13" office:value-type="float" office:value="75.784">
            <text:p>75.784</text:p>
          </table:table-cell>
          <table:table-cell table:style-name="ce13" office:value-type="string">
            <text:p>2020.01.15 06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0999999999987">
            <text:p>0.021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0">
            <text:p>130</text:p>
          </table:table-cell>
          <table:table-cell table:style-name="ce13" office:value-type="float" office:value="75.695">
            <text:p>75.695</text:p>
          </table:table-cell>
          <table:table-cell table:style-name="ce13" office:value-type="string">
            <text:p>2020.01.15 10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5">
            <text:p>145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2:1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9999999999992">
            <text:p>0.04</text:p>
          </table:table-cell>
          <table:table-cell office:value-type="string">
            <text:p>Z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5">
            <text:p>175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4:4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5.719">
            <text:p>75.719</text:p>
          </table:table-cell>
          <table:table-cell table:style-name="ce13" office:value-type="string">
            <text:p>2020.01.15 1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8">
            <text:p>178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4:5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8">
            <text:p>75.66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8">
            <text:p>75.66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0">
            <text:p>190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5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5.628">
            <text:p>75.628</text:p>
          </table:table-cell>
          <table:table-cell table:style-name="ce13" office:value-type="string">
            <text:p>2020.01.15 1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000000000001">
            <text:p>0.1</text:p>
          </table:table-cell>
          <table:table-cell office:value-type="string">
            <text:p>Z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4">
            <text:p>254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5 21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3">
            <text:p>273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22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2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9">
            <text:p>69</text:p>
          </table:table-cell>
          <table:table-cell table:style-name="ce13" office:value-type="float" office:value="75.775">
            <text:p>75.775</text:p>
          </table:table-cell>
          <table:table-cell table:style-name="ce13" office:value-type="string">
            <text:p>2020.01.15 05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5.787">
            <text:p>75.787</text:p>
          </table:table-cell>
          <table:table-cell table:style-name="ce13" office:value-type="string">
            <text:p>2020.01.15 0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9999999999987">
            <text:p>0.03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5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79999999999956">
            <text:p>0.008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4">
            <text:p>174</text:p>
          </table:table-cell>
          <table:table-cell table:style-name="ce13" office:value-type="float" office:value="75.702">
            <text:p>75.702</text:p>
          </table:table-cell>
          <table:table-cell table:style-name="ce13" office:value-type="string">
            <text:p>2020.01.15 14:3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999999999996">
            <text:p>-0.02</text:p>
          </table:table-cell>
          <table:table-cell office:value-type="string">
            <text:p>Z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7">
            <text:p>177</text:p>
          </table:table-cell>
          <table:table-cell table:style-name="ce13" office:value-type="float" office:value="75.704">
            <text:p>75.704</text:p>
          </table:table-cell>
          <table:table-cell table:style-name="ce13" office:value-type="string">
            <text:p>2020.01.15 14:5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4">
            <text:p>75.64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4">
            <text:p>75.64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5.729">
            <text:p>75.729</text:p>
          </table:table-cell>
          <table:table-cell table:style-name="ce13" office:value-type="string">
            <text:p>2020.01.15 1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0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5 0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2:1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5000000000002">
            <text:p>0.045</text:p>
          </table:table-cell>
          <table:table-cell office:value-type="string">
            <text:p>Z4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4:4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4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79999999999956">
            <text:p>0.008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6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7999999999997">
            <text:p>0.038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9">
            <text:p>129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0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0999999999992">
            <text:p>0.031</text:p>
          </table:table-cell>
          <table:table-cell office:value-type="string">
            <text:p>Z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4">
            <text:p>144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2:0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5.686">
            <text:p>75.686</text:p>
          </table:table-cell>
          <table:table-cell table:style-name="ce13" office:value-type="string">
            <text:p>2020.01.15 1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50999999999988">
            <text:p>0.051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float" office:value="75.596">
            <text:p>75.596</text:p>
          </table:table-cell>
          <table:table-cell table:style-name="ce13" office:value-type="string">
            <text:p>2020.01.15 15:5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5.632">
            <text:p>75.632</text:p>
          </table:table-cell>
          <table:table-cell table:style-name="ce13" office:value-type="string">
            <text:p>2020.01.15 1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28">
            <text:p>0.128</text:p>
          </table:table-cell>
          <table:table-cell office:value-type="string">
            <text:p>Z2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3">
            <text:p>253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1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2">
            <text:p>272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22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2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8">
            <text:p>68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5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0000000000049">
            <text:p>-0.004</text:p>
          </table:table-cell>
          <table:table-cell office:value-type="string">
            <text:p>Z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3">
            <text:p>173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4">
            <text:p>75.66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4">
            <text:p>75.66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26">
            <text:p>75.726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1">
            <text:p>141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1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75.7">
            <text:p>75.7</text:p>
          </table:table-cell>
          <table:table-cell table:style-name="ce13" office:value-type="string">
            <text:p>2020.01.15 1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0999999999992">
            <text:p>0.03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37">
            <text:p>237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3" office:value-type="float" office:value="75.824">
            <text:p>75.824</text:p>
          </table:table-cell>
          <table:table-cell table:style-name="ce13" office:value-type="string">
            <text:p>2020.01.15 05:1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1">
            <text:p>71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5 06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5.794">
            <text:p>75.794</text:p>
          </table:table-cell>
          <table:table-cell table:style-name="ce13" office:value-type="string">
            <text:p>2020.01.15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9999999999996">
            <text:p>0.02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8">
            <text:p>11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09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6">
            <text:p>176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9">
            <text:p>179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721">
            <text:p>75.721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64">
            <text:p>264</text:p>
          </table:table-cell>
          <table:table-cell table:style-name="ce13" office:value-type="float" office:value="75.876">
            <text:p>75.876</text:p>
          </table:table-cell>
          <table:table-cell table:style-name="ce13" office:value-type="string">
            <text:p>2020.01.15 22:0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4:4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3">
            <text:p>63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5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29999999999859">
            <text:p>0.003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5 04:5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2">
            <text:p>72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06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8999999999996">
            <text:p>0.029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9">
            <text:p>119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2">
            <text:p>142</text:p>
          </table:table-cell>
          <table:table-cell table:style-name="ce13" office:value-type="float" office:value="75.674">
            <text:p>75.674</text:p>
          </table:table-cell>
          <table:table-cell table:style-name="ce13" office:value-type="string">
            <text:p>2020.01.15 11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5.684">
            <text:p>75.684</text:p>
          </table:table-cell>
          <table:table-cell table:style-name="ce13" office:value-type="string">
            <text:p>2020.01.15 1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47999999999988">
            <text:p>0.048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0:3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0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0:4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5 0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00:4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5 0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0:5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5 00:5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5 0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01:0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5 0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747">
            <text:p>75.747</text:p>
          </table:table-cell>
          <table:table-cell table:style-name="ce13" office:value-type="string">
            <text:p>2020.01.15 02:0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0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1999999999998">
            <text:p>0.062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4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69999999999908">
            <text:p>0.007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0">
            <text:p>120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10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1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6">
            <text:p>126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7">
            <text:p>127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0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5999999999991">
            <text:p>0.016</text:p>
          </table:table-cell>
          <table:table-cell office:value-type="string">
            <text:p>Z4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8">
            <text:p>128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0:4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5.697">
            <text:p>75.697</text:p>
          </table:table-cell>
          <table:table-cell table:style-name="ce13" office:value-type="string">
            <text:p>2020.01.15 1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80000000000098">
            <text:p>-0.008</text:p>
          </table:table-cell>
          <table:table-cell office:value-type="string">
            <text:p>Z4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3">
            <text:p>143</text:p>
          </table:table-cell>
          <table:table-cell table:style-name="ce13" office:value-type="float" office:value="75.669">
            <text:p>75.669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78">
            <text:p>75.67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52999999999997">
            <text:p>0.05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5">
            <text:p>185</text:p>
          </table:table-cell>
          <table:table-cell table:style-name="ce13" office:value-type="float" office:value="75.626">
            <text:p>75.626</text:p>
          </table:table-cell>
          <table:table-cell table:style-name="ce13" office:value-type="string">
            <text:p>2020.01.15 15: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659">
            <text:p>75.659</text:p>
          </table:table-cell>
          <table:table-cell table:style-name="ce13" office:value-type="string">
            <text:p>2020.01.15 1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7999999999999">
            <text:p>0.098</text:p>
          </table:table-cell>
          <table:table-cell office:value-type="string">
            <text:p>Z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6">
            <text:p>186</text:p>
          </table:table-cell>
          <table:table-cell table:style-name="ce13" office:value-type="float" office:value="75.636">
            <text:p>75.636</text:p>
          </table:table-cell>
          <table:table-cell table:style-name="ce13" office:value-type="string">
            <text:p>2020.01.15 15:3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75.641">
            <text:p>75.641</text:p>
          </table:table-cell>
          <table:table-cell table:style-name="ce13" office:value-type="string">
            <text:p>2020.01.15 1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8000000000008">
            <text:p>0.088</text:p>
          </table:table-cell>
          <table:table-cell office:value-type="string">
            <text:p>Z2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7">
            <text:p>187</text:p>
          </table:table-cell>
          <table:table-cell table:style-name="ce13" office:value-type="float" office:value="75.609">
            <text:p>75.60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614">
            <text:p>75.614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1500000000001">
            <text:p>0.115</text:p>
          </table:table-cell>
          <table:table-cell office:value-type="string">
            <text:p>Z2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8">
            <text:p>188</text:p>
          </table:table-cell>
          <table:table-cell table:style-name="ce13" office:value-type="float" office:value="75.612">
            <text:p>75.612</text:p>
          </table:table-cell>
          <table:table-cell table:style-name="ce13" office:value-type="string">
            <text:p>2020.01.15 15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5.617">
            <text:p>75.617</text:p>
          </table:table-cell>
          <table:table-cell table:style-name="ce13" office:value-type="string">
            <text:p>2020.01.15 1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1200000000001">
            <text:p>0.112</text:p>
          </table:table-cell>
          <table:table-cell office:value-type="string">
            <text:p>Z2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2">
            <text:p>242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5 20:1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5 2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3">
            <text:p>24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5 20:2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5 2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4">
            <text:p>244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0:2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5 2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6">
            <text:p>246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20:3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09">
            <text:p>75.909</text:p>
          </table:table-cell>
          <table:table-cell table:style-name="ce13" office:value-type="string">
            <text:p>2020.01.15 2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7">
            <text:p>247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0:4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2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8">
            <text:p>248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9">
            <text:p>249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0">
            <text:p>250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1">
            <text:p>251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1:0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2">
            <text:p>252</text:p>
          </table:table-cell>
          <table:table-cell table:style-name="ce13" office:value-type="float" office:value="75.864">
            <text:p>75.864</text:p>
          </table:table-cell>
          <table:table-cell table:style-name="ce13" office:value-type="string">
            <text:p>2020.01.15 21:0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5.738">
            <text:p>75.738</text:p>
          </table:table-cell>
          <table:table-cell table:style-name="ce13" office:value-type="string">
            <text:p>2020.01.15 02:0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751">
            <text:p>75.751</text:p>
          </table:table-cell>
          <table:table-cell table:style-name="ce13" office:value-type="string">
            <text:p>2020.01.15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0999999999998">
            <text:p>0.071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5">
            <text:p>125</text:p>
          </table:table-cell>
          <table:table-cell table:style-name="ce13" office:value-type="float" office:value="75.685">
            <text:p>75.685</text:p>
          </table:table-cell>
          <table:table-cell table:style-name="ce13" office:value-type="string">
            <text:p>2020.01.15 10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6999999999992">
            <text:p>0.037</text:p>
          </table:table-cell>
          <table:table-cell office:value-type="string">
            <text:p>Z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4">
            <text:p>184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2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637">
            <text:p>75.637</text:p>
          </table:table-cell>
          <table:table-cell table:style-name="ce13" office:value-type="string">
            <text:p>2020.01.15 1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000000000001">
            <text:p>0.1</text:p>
          </table:table-cell>
          <table:table-cell office:value-type="string">
            <text:p>Z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1">
            <text:p>241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5 20:1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5 2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1">
            <text:p>271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22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5.758">
            <text:p>75.758</text:p>
          </table:table-cell>
          <table:table-cell table:style-name="ce13" office:value-type="string">
            <text:p>2020.01.15 05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6999999999997">
            <text:p>0.047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5.698">
            <text:p>75.698</text:p>
          </table:table-cell>
          <table:table-cell table:style-name="ce13" office:value-type="string">
            <text:p>2020.01.15 01:5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0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11">
            <text:p>0.111</text:p>
          </table:table-cell>
          <table:table-cell office:value-type="string">
            <text:p>Z4</text:p>
          </table:table-cell>
          <table:table-cell table:number-columns-repeated="4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0">
            <text:p>110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9:1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0000000000048">
            <text:p>-0.001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0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686">
            <text:p>75.686</text:p>
          </table:table-cell>
          <table:table-cell table:style-name="ce13" office:value-type="string">
            <text:p>2020.01.15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3999999999996">
            <text:p>0.014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3">
            <text:p>183</text:p>
          </table:table-cell>
          <table:table-cell table:style-name="ce13" office:value-type="float" office:value="75.61">
            <text:p>75.61</text:p>
          </table:table-cell>
          <table:table-cell table:style-name="ce13" office:value-type="string">
            <text:p>2020.01.15 15:2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599">
            <text:p>75.59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599">
            <text:p>75.59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5.63">
            <text:p>75.63</text:p>
          </table:table-cell>
          <table:table-cell table:style-name="ce13" office:value-type="string">
            <text:p>2020.01.15 1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0">
            <text:p>24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5 20:0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5 2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0">
            <text:p>270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08">
            <text:p>108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3">
            <text:p>75.76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3">
            <text:p>75.76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2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0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64">
            <text:p>64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1999999999991">
            <text:p>0.022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31">
            <text:p>75.63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31">
            <text:p>75.63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38">
            <text:p>238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5">
            <text:p>265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22:1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863">
            <text:p>75.863</text:p>
          </table:table-cell>
          <table:table-cell table:style-name="ce13" office:value-type="string">
            <text:p>2020.01.15 2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1">
            <text:p>121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09">
            <text:p>109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1">
            <text:p>181</text:p>
          </table:table-cell>
          <table:table-cell table:style-name="ce13" office:value-type="float" office:value="75.633">
            <text:p>75.633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61">
            <text:p>75.66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1000000000008">
            <text:p>0.091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39">
            <text:p>239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33">
            <text:p>75.933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6">
            <text:p>266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1:3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46">
            <text:p>75.746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46">
            <text:p>75.746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01:4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62">
            <text:p>75.762</text:p>
          </table:table-cell>
          <table:table-cell table:style-name="ce13" office:value-type="string">
            <text:p>2020.01.15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4">
            <text:p>75.74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2999999999993">
            <text:p>0.073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2">
            <text:p>182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5.639">
            <text:p>75.639</text:p>
          </table:table-cell>
          <table:table-cell table:style-name="ce13" office:value-type="string">
            <text:p>2020.01.15 1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000000000001">
            <text:p>0.1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7">
            <text:p>267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8">
            <text:p>268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9">
            <text:p>269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2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4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4" office:value-type="float" office:value="2">
            <text:p>2</text:p>
          </table:table-cell>
          <table:table-cell table:number-columns-repeated="1002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5 00:1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0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table:number-columns-repeated="1003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5 00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57">
            <text:p>75.85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57">
            <text:p>75.85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0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style-name="ce13" office:value-type="string">
            <text:p>len =&gt; 284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76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1'.U404" table:end-x="0.644cm" table:end-y="0.038cm" draw:z-index="0" draw:style-name="gr1" draw:text-style-name="P1" svg:width="23.763cm" svg:height="13.885cm" svg:x="1.451cm" svg:y="0.088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4" table:default-cell-style-name="ce11"/>
        <table:table-column table:style-name="co1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12" table:default-cell-style-name="ce11"/>
        <table:table-column table:style-name="co11" table:number-columns-repeated="5" table:default-cell-style-name="ce11"/>
        <table:table-column table:style-name="co1" table:number-columns-repeated="1001" table:default-cell-style-name="ce11"/>
        <table:table-row table:style-name="ro3">
          <table:table-cell office:value-type="string">
            <text:p>[03/15/2020 13:42:08 : FxTestController.php : 506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15_0005-20200115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5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5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8"/>
          <table:table-cell table:style-name="ce22"/>
          <table:table-cell table:number-columns-repeated="1003"/>
        </table:table-row>
        <table:table-row table:style-name="ro3">
          <table:table-cell office:value-type="string">
            <text:p>$lo_Pos</text:p>
          </table:table-cell>
          <table:table-cell office:value-type="float" office:value="284">
            <text:p>284</text:p>
          </table:table-cell>
          <table:table-cell office:value-type="string">
            <text:p>of all bds</text:p>
          </table:table-cell>
          <table:table-cell office:value-type="float" office:value="0.99">
            <text:p>0.99</text:p>
          </table:table-cell>
          <table:table-cell table:number-columns-repeated="16"/>
          <table:table-cell table:style-name="ce22"/>
          <table:table-cell table:number-columns-repeated="1003"/>
        </table:table-row>
        <table:table-row table:style-name="ro3">
          <table:table-cell office:value-type="string">
            <text:p>$numOf_SLs</text:p>
          </table:table-cell>
          <table:table-cell office:value-type="float" office:value="259">
            <text:p>259</text:p>
          </table:table-cell>
          <table:table-cell office:value-type="string">
            <text:p>of all Pos</text:p>
          </table:table-cell>
          <table:table-cell office:value-type="float" office:value="0.912">
            <text:p>0.912</text:p>
          </table:table-cell>
          <table:table-cell table:number-columns-repeated="16"/>
          <table:table-cell table:style-name="ce22"/>
          <table:table-cell table:number-columns-repeated="1003"/>
        </table:table-row>
        <table:table-row table:style-name="ro3">
          <table:table-cell office:value-type="string">
            <text:p>$numOf_TPs</text:p>
          </table:table-cell>
          <table:table-cell office:value-type="float" office:value="3">
            <text:p>3</text:p>
          </table:table-cell>
          <table:table-cell office:value-type="string">
            <text:p>of all Pos</text:p>
          </table:table-cell>
          <table:table-cell table:style-name="ce14" office:value-type="float" office:value="0.011">
            <text:p>0.011</text:p>
          </table:table-cell>
          <table:table-cell table:number-columns-repeated="16"/>
          <table:table-cell table:style-name="ce22"/>
          <table:table-cell table:number-columns-repeated="1003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-2.417">
            <text:p>-2.417</text:p>
          </table:table-cell>
          <table:table-cell table:number-columns-repeated="18"/>
          <table:table-cell table:style-name="ce22"/>
          <table:table-cell table:number-columns-repeated="1003"/>
        </table:table-row>
        <table:table-row table:style-name="ro3">
          <table:table-cell office:value-type="string">
            <text:p>xt_idx = -1</text:p>
          </table:table-cell>
          <table:table-cell office:value-type="float" office:value="21">
            <text:p>21</text:p>
          </table:table-cell>
          <table:table-cell table:number-columns-repeated="18"/>
          <table:table-cell table:style-name="ce22"/>
          <table:table-cell table:number-columns-repeated="1003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022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table:style-name="ce12" office:value-type="string">
            <text:p>BB loc</text:p>
          </table:table-cell>
          <table:table-cell table:style-name="ce21" office:value-type="string">
            <text:p>BB locs</text:p>
          </table:table-cell>
          <table:table-cell table:style-name="ce21" table:number-columns-repeated="4"/>
          <table:table-cell table:number-columns-repeated="1001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0:3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0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0:4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5 0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00:4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5 0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0:5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5 00:5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5 0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01:0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5 0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0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5 0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1:1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0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0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2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0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1:3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46">
            <text:p>75.746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46">
            <text:p>75.746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01:4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62">
            <text:p>75.762</text:p>
          </table:table-cell>
          <table:table-cell table:style-name="ce13" office:value-type="string">
            <text:p>2020.01.15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4">
            <text:p>75.74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2999999999993">
            <text:p>0.073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5.698">
            <text:p>75.698</text:p>
          </table:table-cell>
          <table:table-cell table:style-name="ce13" office:value-type="string">
            <text:p>2020.01.15 01:5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0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11">
            <text:p>0.111</text:p>
          </table:table-cell>
          <table:table-cell office:value-type="string">
            <text:p>Z4</text:p>
          </table:table-cell>
          <table:table-cell table:number-columns-repeated="4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5.738">
            <text:p>75.738</text:p>
          </table:table-cell>
          <table:table-cell table:style-name="ce13" office:value-type="string">
            <text:p>2020.01.15 02:0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751">
            <text:p>75.751</text:p>
          </table:table-cell>
          <table:table-cell table:style-name="ce13" office:value-type="string">
            <text:p>2020.01.15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0999999999998">
            <text:p>0.071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747">
            <text:p>75.747</text:p>
          </table:table-cell>
          <table:table-cell table:style-name="ce13" office:value-type="string">
            <text:p>2020.01.15 02:0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0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1999999999998">
            <text:p>0.062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2:1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5000000000002">
            <text:p>0.045</text:p>
          </table:table-cell>
          <table:table-cell office:value-type="string">
            <text:p>Z4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2:1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9999999999955">
            <text:p>-0.005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2:2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2:2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5 0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0000000000049">
            <text:p>-0.004</text:p>
          </table:table-cell>
          <table:table-cell office:value-type="string">
            <text:p>Z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5 02:3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2:3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0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5.849">
            <text:p>75.849</text:p>
          </table:table-cell>
          <table:table-cell table:style-name="ce13" office:value-type="string">
            <text:p>2020.01.15 02:4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0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2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001">
            <text:p>-0.003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3:00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5.846">
            <text:p>75.846</text:p>
          </table:table-cell>
          <table:table-cell table:style-name="ce13" office:value-type="string">
            <text:p>2020.01.15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9999999999953">
            <text:p>-0.002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3:0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001">
            <text:p>-0.00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3:1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5.834">
            <text:p>75.834</text:p>
          </table:table-cell>
          <table:table-cell table:style-name="ce13" office:value-type="string">
            <text:p>2020.01.15 0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5000000000001">
            <text:p>0.015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3:2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5000000000006">
            <text:p>0.025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3:2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3:3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40000000000049">
            <text:p>0.004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5 03:3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0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9999999999908">
            <text:p>-0.007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03: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0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03:4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03:5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03:5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04:0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3">
            <text:p>75.793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3">
            <text:p>75.793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5.836">
            <text:p>75.836</text:p>
          </table:table-cell>
          <table:table-cell table:style-name="ce13" office:value-type="string">
            <text:p>2020.01.15 04:0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0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6000000000005">
            <text:p>-0.016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4:1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0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4:2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5">
            <text:p>75.755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5">
            <text:p>75.755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29999999999859">
            <text:p>0.003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4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69999999999908">
            <text:p>0.007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4:4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4:4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5 04:5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4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79999999999956">
            <text:p>0.008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5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5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50000000000097">
            <text:p>-0.005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3" office:value-type="float" office:value="75.824">
            <text:p>75.824</text:p>
          </table:table-cell>
          <table:table-cell table:style-name="ce13" office:value-type="string">
            <text:p>2020.01.15 05:1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5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79999999999956">
            <text:p>0.008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3">
            <text:p>63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5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4">
            <text:p>64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1999999999991">
            <text:p>0.022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5.758">
            <text:p>75.758</text:p>
          </table:table-cell>
          <table:table-cell table:style-name="ce13" office:value-type="string">
            <text:p>2020.01.15 05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6999999999997">
            <text:p>0.047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5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2999999999996">
            <text:p>0.023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7">
            <text:p>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5:4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100000000001">
            <text:p>-0.011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8">
            <text:p>68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5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0000000000049">
            <text:p>-0.004</text:p>
          </table:table-cell>
          <table:table-cell office:value-type="string">
            <text:p>Z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9">
            <text:p>69</text:p>
          </table:table-cell>
          <table:table-cell table:style-name="ce13" office:value-type="float" office:value="75.775">
            <text:p>75.775</text:p>
          </table:table-cell>
          <table:table-cell table:style-name="ce13" office:value-type="string">
            <text:p>2020.01.15 05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5.787">
            <text:p>75.787</text:p>
          </table:table-cell>
          <table:table-cell table:style-name="ce13" office:value-type="string">
            <text:p>2020.01.15 0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9999999999987">
            <text:p>0.03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0">
            <text:p>70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05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3999999999987">
            <text:p>0.024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1">
            <text:p>71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5 06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5.794">
            <text:p>75.794</text:p>
          </table:table-cell>
          <table:table-cell table:style-name="ce13" office:value-type="string">
            <text:p>2020.01.15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9999999999996">
            <text:p>0.02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2">
            <text:p>72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06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8999999999996">
            <text:p>0.029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6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7999999999997">
            <text:p>0.038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4">
            <text:p>74</text:p>
          </table:table-cell>
          <table:table-cell table:style-name="ce13" office:value-type="float" office:value="75.784">
            <text:p>75.784</text:p>
          </table:table-cell>
          <table:table-cell table:style-name="ce13" office:value-type="string">
            <text:p>2020.01.15 06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0999999999987">
            <text:p>0.021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6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6999999999987">
            <text:p>0.027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6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5999999999986">
            <text:p>0.0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7">
            <text:p>77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6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06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099999999999056">
            <text:p>0.001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6:4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80000000000098">
            <text:p>-0.008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6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50000000000097">
            <text:p>-0.005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1">
            <text:p>81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6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144">
            <text:p>-0.0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6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7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4">
            <text:p>84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7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6999999999996">
            <text:p>0.017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7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5.795">
            <text:p>75.795</text:p>
          </table:table-cell>
          <table:table-cell table:style-name="ce13" office:value-type="string">
            <text:p>2020.01.15 0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2999999999996">
            <text:p>0.023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5 07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5999999999996">
            <text:p>0.02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7">
            <text:p>87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07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89999999999861">
            <text:p>0.009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7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5999999999986">
            <text:p>0.0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9">
            <text:p>89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7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90000000000003">
            <text:p>-0.009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7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700000000001">
            <text:p>-0.017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1">
            <text:p>91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7:4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2">
            <text:p>92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7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100000000001">
            <text:p>-0.011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3">
            <text:p>93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07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000000000005">
            <text:p>-0.007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4">
            <text:p>94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7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5">
            <text:p>95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8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6000000000005">
            <text:p>-0.016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6">
            <text:p>96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8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0000000000048">
            <text:p>-0.001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7">
            <text:p>97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8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5 0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80000000000098">
            <text:p>-0.008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8">
            <text:p>98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8:1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5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8:2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0">
            <text:p>10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5 08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0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1">
            <text:p>101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5 08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2">
            <text:p>102</text:p>
          </table:table-cell>
          <table:table-cell table:style-name="ce13" office:value-type="float" office:value="75.858">
            <text:p>75.858</text:p>
          </table:table-cell>
          <table:table-cell table:style-name="ce13" office:value-type="string">
            <text:p>2020.01.15 08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3">
            <text:p>103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8:4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4">
            <text:p>104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8:4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2">
            <text:p>75.772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2">
            <text:p>75.772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5">
            <text:p>105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8:5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6">
            <text:p>106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5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5.851">
            <text:p>75.851</text:p>
          </table:table-cell>
          <table:table-cell table:style-name="ce13" office:value-type="string">
            <text:p>2020.01.15 0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7">
            <text:p>107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9:0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5.844">
            <text:p>75.844</text:p>
          </table:table-cell>
          <table:table-cell table:style-name="ce13" office:value-type="string">
            <text:p>2020.01.15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08">
            <text:p>108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3">
            <text:p>75.76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3">
            <text:p>75.76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09">
            <text:p>109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10">
            <text:p>110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9:1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0000000000048">
            <text:p>-0.001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1">
            <text:p>111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9:2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75.836">
            <text:p>75.836</text:p>
          </table:table-cell>
          <table:table-cell table:style-name="ce13" office:value-type="string">
            <text:p>2020.01.15 0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12">
            <text:p>112</text:p>
          </table:table-cell>
          <table:table-cell table:style-name="ce13" office:value-type="float" office:value="75.834">
            <text:p>75.834</text:p>
          </table:table-cell>
          <table:table-cell table:style-name="ce13" office:value-type="string">
            <text:p>2020.01.15 09:2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3">
            <text:p>11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9:3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4">
            <text:p>114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3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15">
            <text:p>115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9:4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6">
            <text:p>116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9:4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7">
            <text:p>117</text:p>
          </table:table-cell>
          <table:table-cell table:style-name="ce13" office:value-type="float" office:value="75.808">
            <text:p>75.808</text:p>
          </table:table-cell>
          <table:table-cell table:style-name="ce13" office:value-type="string">
            <text:p>2020.01.15 09:5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8">
            <text:p>11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09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9">
            <text:p>119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0">
            <text:p>120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10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1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1">
            <text:p>121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0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686">
            <text:p>75.686</text:p>
          </table:table-cell>
          <table:table-cell table:style-name="ce13" office:value-type="string">
            <text:p>2020.01.15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3999999999996">
            <text:p>0.014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5">
            <text:p>125</text:p>
          </table:table-cell>
          <table:table-cell table:style-name="ce13" office:value-type="float" office:value="75.685">
            <text:p>75.685</text:p>
          </table:table-cell>
          <table:table-cell table:style-name="ce13" office:value-type="string">
            <text:p>2020.01.15 10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6999999999992">
            <text:p>0.037</text:p>
          </table:table-cell>
          <table:table-cell office:value-type="string">
            <text:p>Z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6">
            <text:p>126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7">
            <text:p>127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0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5999999999991">
            <text:p>0.016</text:p>
          </table:table-cell>
          <table:table-cell office:value-type="string">
            <text:p>Z4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8">
            <text:p>128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0:4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5.697">
            <text:p>75.697</text:p>
          </table:table-cell>
          <table:table-cell table:style-name="ce13" office:value-type="string">
            <text:p>2020.01.15 1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80000000000098">
            <text:p>-0.008</text:p>
          </table:table-cell>
          <table:table-cell office:value-type="string">
            <text:p>Z4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9">
            <text:p>129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0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0999999999992">
            <text:p>0.031</text:p>
          </table:table-cell>
          <table:table-cell office:value-type="string">
            <text:p>Z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0">
            <text:p>130</text:p>
          </table:table-cell>
          <table:table-cell table:style-name="ce13" office:value-type="float" office:value="75.695">
            <text:p>75.695</text:p>
          </table:table-cell>
          <table:table-cell table:style-name="ce13" office:value-type="string">
            <text:p>2020.01.15 10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1">
            <text:p>131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1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75.694">
            <text:p>75.694</text:p>
          </table:table-cell>
          <table:table-cell table:style-name="ce13" office:value-type="string">
            <text:p>2020.01.15 1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2">
            <text:p>132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1:0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3">
            <text:p>13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1:1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75.717">
            <text:p>75.717</text:p>
          </table:table-cell>
          <table:table-cell table:style-name="ce13" office:value-type="string">
            <text:p>2020.01.15 1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4">
            <text:p>134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1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5">
            <text:p>135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1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0999999999996">
            <text:p>0.011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6">
            <text:p>136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7">
            <text:p>137</text:p>
          </table:table-cell>
          <table:table-cell table:style-name="ce13" office:value-type="float" office:value="75.676">
            <text:p>75.676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office:value-type="string">
            <text:p>Z5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8">
            <text:p>138</text:p>
          </table:table-cell>
          <table:table-cell table:style-name="ce13" office:value-type="float" office:value="75.689">
            <text:p>75.689</text:p>
          </table:table-cell>
          <table:table-cell table:style-name="ce13" office:value-type="string">
            <text:p>2020.01.15 11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5.704">
            <text:p>75.704</text:p>
          </table:table-cell>
          <table:table-cell table:style-name="ce13" office:value-type="string">
            <text:p>2020.01.15 1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3000000000001">
            <text:p>0.033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9">
            <text:p>139</text:p>
          </table:table-cell>
          <table:table-cell table:style-name="ce13" office:value-type="float" office:value="75.694">
            <text:p>75.694</text:p>
          </table:table-cell>
          <table:table-cell table:style-name="ce13" office:value-type="string">
            <text:p>2020.01.15 11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7999999999992">
            <text:p>0.028</text:p>
          </table:table-cell>
          <table:table-cell office:value-type="string">
            <text:p>Z4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0">
            <text:p>140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1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5000000000001">
            <text:p>0.015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1">
            <text:p>141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1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75.7">
            <text:p>75.7</text:p>
          </table:table-cell>
          <table:table-cell table:style-name="ce13" office:value-type="string">
            <text:p>2020.01.15 1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0999999999992">
            <text:p>0.03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2">
            <text:p>142</text:p>
          </table:table-cell>
          <table:table-cell table:style-name="ce13" office:value-type="float" office:value="75.674">
            <text:p>75.674</text:p>
          </table:table-cell>
          <table:table-cell table:style-name="ce13" office:value-type="string">
            <text:p>2020.01.15 11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5.684">
            <text:p>75.684</text:p>
          </table:table-cell>
          <table:table-cell table:style-name="ce13" office:value-type="string">
            <text:p>2020.01.15 1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47999999999988">
            <text:p>0.048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3">
            <text:p>143</text:p>
          </table:table-cell>
          <table:table-cell table:style-name="ce13" office:value-type="float" office:value="75.669">
            <text:p>75.669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78">
            <text:p>75.67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52999999999997">
            <text:p>0.05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4">
            <text:p>144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2:0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5.686">
            <text:p>75.686</text:p>
          </table:table-cell>
          <table:table-cell table:style-name="ce13" office:value-type="string">
            <text:p>2020.01.15 1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50999999999988">
            <text:p>0.051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5">
            <text:p>145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2:1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9999999999992">
            <text:p>0.04</text:p>
          </table:table-cell>
          <table:table-cell office:value-type="string">
            <text:p>Z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6">
            <text:p>146</text:p>
          </table:table-cell>
          <table:table-cell table:style-name="ce13" office:value-type="float" office:value="75.683">
            <text:p>75.683</text:p>
          </table:table-cell>
          <table:table-cell table:style-name="ce13" office:value-type="string">
            <text:p>2020.01.15 12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8999999999987">
            <text:p>0.039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7">
            <text:p>147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5000000000001">
            <text:p>0.015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8">
            <text:p>148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2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8999999999991">
            <text:p>0.019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9">
            <text:p>149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2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8999999999991">
            <text:p>0.019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0">
            <text:p>150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2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0999999999996">
            <text:p>0.011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1">
            <text:p>151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2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39999999999907">
            <text:p>0.004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2">
            <text:p>152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2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2999999999991">
            <text:p>0.01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3">
            <text:p>153</text:p>
          </table:table-cell>
          <table:table-cell table:style-name="ce13" office:value-type="float" office:value="75.695">
            <text:p>75.695</text:p>
          </table:table-cell>
          <table:table-cell table:style-name="ce13" office:value-type="string">
            <text:p>2020.01.15 12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4">
            <text:p>154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2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5.712">
            <text:p>75.712</text:p>
          </table:table-cell>
          <table:table-cell table:style-name="ce13" office:value-type="string">
            <text:p>2020.01.15 1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5999999999991">
            <text:p>0.016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5">
            <text:p>155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3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5.738">
            <text:p>75.738</text:p>
          </table:table-cell>
          <table:table-cell table:style-name="ce13" office:value-type="string">
            <text:p>2020.01.15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6999999999996">
            <text:p>0.017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6">
            <text:p>156</text:p>
          </table:table-cell>
          <table:table-cell table:style-name="ce13" office:value-type="float" office:value="75.708">
            <text:p>75.708</text:p>
          </table:table-cell>
          <table:table-cell table:style-name="ce13" office:value-type="string">
            <text:p>2020.01.15 13:0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5.745">
            <text:p>75.745</text:p>
          </table:table-cell>
          <table:table-cell table:style-name="ce13" office:value-type="string">
            <text:p>2020.01.15 1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3999999999996">
            <text:p>0.014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57">
            <text:p>157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3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744">
            <text:p>75.744</text:p>
          </table:table-cell>
          <table:table-cell table:style-name="ce13" office:value-type="string">
            <text:p>2020.01.15 1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8">
            <text:p>158</text:p>
          </table:table-cell>
          <table:table-cell table:style-name="ce13" office:value-type="float" office:value="75.715">
            <text:p>75.715</text:p>
          </table:table-cell>
          <table:table-cell table:style-name="ce13" office:value-type="string">
            <text:p>2020.01.15 13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5.73">
            <text:p>75.73</text:p>
          </table:table-cell>
          <table:table-cell table:style-name="ce13" office:value-type="string">
            <text:p>2020.01.15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69999999999908">
            <text:p>0.007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9">
            <text:p>159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3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0">
            <text:p>160</text:p>
          </table:table-cell>
          <table:table-cell table:style-name="ce13" office:value-type="float" office:value="75.712">
            <text:p>75.712</text:p>
          </table:table-cell>
          <table:table-cell table:style-name="ce13" office:value-type="string">
            <text:p>2020.01.15 13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99999999999909">
            <text:p>0.01</text:p>
          </table:table-cell>
          <table:table-cell office:value-type="string">
            <text:p>Z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1">
            <text:p>161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3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75.725">
            <text:p>75.725</text:p>
          </table:table-cell>
          <table:table-cell table:style-name="ce13" office:value-type="string">
            <text:p>2020.01.15 1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62">
            <text:p>162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13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1000000000001">
            <text:p>0.021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3">
            <text:p>163</text:p>
          </table:table-cell>
          <table:table-cell table:style-name="ce13" office:value-type="float" office:value="75.715">
            <text:p>75.715</text:p>
          </table:table-cell>
          <table:table-cell table:style-name="ce13" office:value-type="string">
            <text:p>2020.01.15 13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75.725">
            <text:p>75.725</text:p>
          </table:table-cell>
          <table:table-cell table:style-name="ce13" office:value-type="string">
            <text:p>2020.01.15 1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69999999999908">
            <text:p>0.007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4">
            <text:p>164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3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75.745">
            <text:p>75.745</text:p>
          </table:table-cell>
          <table:table-cell table:style-name="ce13" office:value-type="string">
            <text:p>2020.01.15 1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20000000000095">
            <text:p>-0.00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5">
            <text:p>165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3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75.73">
            <text:p>75.73</text:p>
          </table:table-cell>
          <table:table-cell table:style-name="ce13" office:value-type="string">
            <text:p>2020.01.15 1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3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50000000000097">
            <text:p>-0.005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7">
            <text:p>167</text:p>
          </table:table-cell>
          <table:table-cell table:style-name="ce13" office:value-type="float" office:value="75.735">
            <text:p>75.735</text:p>
          </table:table-cell>
          <table:table-cell table:style-name="ce13" office:value-type="string">
            <text:p>2020.01.15 14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75.769">
            <text:p>75.769</text:p>
          </table:table-cell>
          <table:table-cell table:style-name="ce13" office:value-type="string">
            <text:p>2020.01.15 1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000000000005">
            <text:p>-0.013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68">
            <text:p>168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0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9">
            <text:p>169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4:1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70">
            <text:p>170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71">
            <text:p>171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2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1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72">
            <text:p>172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3">
            <text:p>173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4">
            <text:p>75.66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4">
            <text:p>75.66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26">
            <text:p>75.726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4">
            <text:p>174</text:p>
          </table:table-cell>
          <table:table-cell table:style-name="ce13" office:value-type="float" office:value="75.702">
            <text:p>75.702</text:p>
          </table:table-cell>
          <table:table-cell table:style-name="ce13" office:value-type="string">
            <text:p>2020.01.15 14:3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999999999996">
            <text:p>-0.02</text:p>
          </table:table-cell>
          <table:table-cell office:value-type="string">
            <text:p>Z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5">
            <text:p>175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4:4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5.719">
            <text:p>75.719</text:p>
          </table:table-cell>
          <table:table-cell table:style-name="ce13" office:value-type="string">
            <text:p>2020.01.15 1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6">
            <text:p>176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7">
            <text:p>177</text:p>
          </table:table-cell>
          <table:table-cell table:style-name="ce13" office:value-type="float" office:value="75.704">
            <text:p>75.704</text:p>
          </table:table-cell>
          <table:table-cell table:style-name="ce13" office:value-type="string">
            <text:p>2020.01.15 14:5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4">
            <text:p>75.64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4">
            <text:p>75.64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5.729">
            <text:p>75.729</text:p>
          </table:table-cell>
          <table:table-cell table:style-name="ce13" office:value-type="string">
            <text:p>2020.01.15 1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8">
            <text:p>178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4:5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8">
            <text:p>75.66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8">
            <text:p>75.66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9">
            <text:p>179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721">
            <text:p>75.721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31">
            <text:p>75.63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31">
            <text:p>75.63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1">
            <text:p>181</text:p>
          </table:table-cell>
          <table:table-cell table:style-name="ce13" office:value-type="float" office:value="75.633">
            <text:p>75.633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61">
            <text:p>75.66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1000000000008">
            <text:p>0.091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2">
            <text:p>182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5.639">
            <text:p>75.639</text:p>
          </table:table-cell>
          <table:table-cell table:style-name="ce13" office:value-type="string">
            <text:p>2020.01.15 1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000000000001">
            <text:p>0.1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3">
            <text:p>183</text:p>
          </table:table-cell>
          <table:table-cell table:style-name="ce13" office:value-type="float" office:value="75.61">
            <text:p>75.61</text:p>
          </table:table-cell>
          <table:table-cell table:style-name="ce13" office:value-type="string">
            <text:p>2020.01.15 15:2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599">
            <text:p>75.59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599">
            <text:p>75.59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5.63">
            <text:p>75.63</text:p>
          </table:table-cell>
          <table:table-cell table:style-name="ce13" office:value-type="string">
            <text:p>2020.01.15 1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4">
            <text:p>184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2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637">
            <text:p>75.637</text:p>
          </table:table-cell>
          <table:table-cell table:style-name="ce13" office:value-type="string">
            <text:p>2020.01.15 1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000000000001">
            <text:p>0.1</text:p>
          </table:table-cell>
          <table:table-cell office:value-type="string">
            <text:p>Z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5">
            <text:p>185</text:p>
          </table:table-cell>
          <table:table-cell table:style-name="ce13" office:value-type="float" office:value="75.626">
            <text:p>75.626</text:p>
          </table:table-cell>
          <table:table-cell table:style-name="ce13" office:value-type="string">
            <text:p>2020.01.15 15: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659">
            <text:p>75.659</text:p>
          </table:table-cell>
          <table:table-cell table:style-name="ce13" office:value-type="string">
            <text:p>2020.01.15 1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7999999999999">
            <text:p>0.098</text:p>
          </table:table-cell>
          <table:table-cell office:value-type="string">
            <text:p>Z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6">
            <text:p>186</text:p>
          </table:table-cell>
          <table:table-cell table:style-name="ce13" office:value-type="float" office:value="75.636">
            <text:p>75.636</text:p>
          </table:table-cell>
          <table:table-cell table:style-name="ce13" office:value-type="string">
            <text:p>2020.01.15 15:3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75.641">
            <text:p>75.641</text:p>
          </table:table-cell>
          <table:table-cell table:style-name="ce13" office:value-type="string">
            <text:p>2020.01.15 1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8000000000008">
            <text:p>0.088</text:p>
          </table:table-cell>
          <table:table-cell office:value-type="string">
            <text:p>Z2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7">
            <text:p>187</text:p>
          </table:table-cell>
          <table:table-cell table:style-name="ce13" office:value-type="float" office:value="75.609">
            <text:p>75.60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614">
            <text:p>75.614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1500000000001">
            <text:p>0.115</text:p>
          </table:table-cell>
          <table:table-cell office:value-type="string">
            <text:p>Z2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8">
            <text:p>188</text:p>
          </table:table-cell>
          <table:table-cell table:style-name="ce13" office:value-type="float" office:value="75.612">
            <text:p>75.612</text:p>
          </table:table-cell>
          <table:table-cell table:style-name="ce13" office:value-type="string">
            <text:p>2020.01.15 15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5.617">
            <text:p>75.617</text:p>
          </table:table-cell>
          <table:table-cell table:style-name="ce13" office:value-type="string">
            <text:p>2020.01.15 1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1200000000001">
            <text:p>0.112</text:p>
          </table:table-cell>
          <table:table-cell office:value-type="string">
            <text:p>Z2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float" office:value="75.596">
            <text:p>75.596</text:p>
          </table:table-cell>
          <table:table-cell table:style-name="ce13" office:value-type="string">
            <text:p>2020.01.15 15:5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5.632">
            <text:p>75.632</text:p>
          </table:table-cell>
          <table:table-cell table:style-name="ce13" office:value-type="string">
            <text:p>2020.01.15 1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28">
            <text:p>0.128</text:p>
          </table:table-cell>
          <table:table-cell office:value-type="string">
            <text:p>Z2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0">
            <text:p>190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5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5.628">
            <text:p>75.628</text:p>
          </table:table-cell>
          <table:table-cell table:style-name="ce13" office:value-type="string">
            <text:p>2020.01.15 1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000000000001">
            <text:p>0.1</text:p>
          </table:table-cell>
          <table:table-cell office:value-type="string">
            <text:p>Z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1">
            <text:p>191</text:p>
          </table:table-cell>
          <table:table-cell table:style-name="ce13" office:value-type="float" office:value="75.619">
            <text:p>75.619</text:p>
          </table:table-cell>
          <table:table-cell table:style-name="ce13" office:value-type="string">
            <text:p>2020.01.15 16:0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75.65">
            <text:p>75.65</text:p>
          </table:table-cell>
          <table:table-cell table:style-name="ce13" office:value-type="string">
            <text:p>2020.01.15 1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5">
            <text:p>0.105</text:p>
          </table:table-cell>
          <table:table-cell office:value-type="string">
            <text:p>Z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2">
            <text:p>192</text:p>
          </table:table-cell>
          <table:table-cell table:style-name="ce13" office:value-type="float" office:value="75.633">
            <text:p>75.633</text:p>
          </table:table-cell>
          <table:table-cell table:style-name="ce13" office:value-type="string">
            <text:p>2020.01.15 16:0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75.657">
            <text:p>75.657</text:p>
          </table:table-cell>
          <table:table-cell table:style-name="ce13" office:value-type="string">
            <text:p>2020.01.15 1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1000000000008">
            <text:p>0.091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3">
            <text:p>193</text:p>
          </table:table-cell>
          <table:table-cell table:style-name="ce13" office:value-type="float" office:value="75.65">
            <text:p>75.65</text:p>
          </table:table-cell>
          <table:table-cell table:style-name="ce13" office:value-type="string">
            <text:p>2020.01.15 16:1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3999999999998">
            <text:p>0.074</text:p>
          </table:table-cell>
          <table:table-cell office:value-type="string">
            <text:p>Z2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4">
            <text:p>194</text:p>
          </table:table-cell>
          <table:table-cell table:style-name="ce13" office:value-type="float" office:value="75.654">
            <text:p>75.654</text:p>
          </table:table-cell>
          <table:table-cell table:style-name="ce13" office:value-type="string">
            <text:p>2020.01.15 16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702">
            <text:p>75.702</text:p>
          </table:table-cell>
          <table:table-cell table:style-name="ce13" office:value-type="string">
            <text:p>2020.01.15 1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0000000000007">
            <text:p>0.07</text:p>
          </table:table-cell>
          <table:table-cell office:value-type="string">
            <text:p>Z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5">
            <text:p>195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6:2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5.719">
            <text:p>75.719</text:p>
          </table:table-cell>
          <table:table-cell table:style-name="ce13" office:value-type="string">
            <text:p>2020.01.15 1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8000000000006">
            <text:p>0.028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6">
            <text:p>196</text:p>
          </table:table-cell>
          <table:table-cell table:style-name="ce13" office:value-type="float" office:value="75.699">
            <text:p>75.699</text:p>
          </table:table-cell>
          <table:table-cell table:style-name="ce13" office:value-type="string">
            <text:p>2020.01.15 16:2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5.737">
            <text:p>75.737</text:p>
          </table:table-cell>
          <table:table-cell table:style-name="ce13" office:value-type="string">
            <text:p>2020.01.15 1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5000000000006">
            <text:p>0.025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7">
            <text:p>197</text:p>
          </table:table-cell>
          <table:table-cell table:style-name="ce13" office:value-type="float" office:value="75.735">
            <text:p>75.735</text:p>
          </table:table-cell>
          <table:table-cell table:style-name="ce13" office:value-type="string">
            <text:p>2020.01.15 16: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5.784">
            <text:p>75.784</text:p>
          </table:table-cell>
          <table:table-cell table:style-name="ce13" office:value-type="string">
            <text:p>2020.01.15 1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6:3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9999999999956">
            <text:p>-0.008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9">
            <text:p>199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6:4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5.759">
            <text:p>75.759</text:p>
          </table:table-cell>
          <table:table-cell table:style-name="ce13" office:value-type="string">
            <text:p>2020.01.15 1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0999999999996">
            <text:p>0.011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0">
            <text:p>200</text:p>
          </table:table-cell>
          <table:table-cell table:style-name="ce13" office:value-type="float" office:value="75.734">
            <text:p>75.73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9000000000005">
            <text:p>0.019</text:p>
          </table:table-cell>
          <table:table-cell office:value-type="string">
            <text:p>Z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1">
            <text:p>201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16:5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1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0000000000049">
            <text:p>-0.004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2">
            <text:p>202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16:5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1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3">
            <text:p>20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4">
            <text:p>204</text:p>
          </table:table-cell>
          <table:table-cell table:style-name="ce13" office:value-type="float" office:value="75.787">
            <text:p>75.787</text:p>
          </table:table-cell>
          <table:table-cell table:style-name="ce13" office:value-type="string">
            <text:p>2020.01.15 17:05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1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5">
            <text:p>205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17:1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1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6">
            <text:p>206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3699999999999">
            <text:p>0.137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7">
            <text:p>207</text:p>
          </table:table-cell>
          <table:table-cell table:style-name="ce13" office:value-type="float" office:value="75.759">
            <text:p>75.759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3799999999999">
            <text:p>0.138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8">
            <text:p>208</text:p>
          </table:table-cell>
          <table:table-cell table:style-name="ce13" office:value-type="float" office:value="75.741">
            <text:p>75.741</text:p>
          </table:table-cell>
          <table:table-cell table:style-name="ce13" office:value-type="string">
            <text:p>2020.01.15 17:2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5599999999999">
            <text:p>0.156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9">
            <text:p>209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43">
            <text:p>75.743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5499999999999">
            <text:p>0.155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10">
            <text:p>210</text:p>
          </table:table-cell>
          <table:table-cell table:style-name="ce13" office:value-type="float" office:value="75.741">
            <text:p>75.741</text:p>
          </table:table-cell>
          <table:table-cell table:style-name="ce13" office:value-type="string">
            <text:p>2020.01.15 17:3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5 1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5599999999999">
            <text:p>0.156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11">
            <text:p>211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17:4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1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2599999999999">
            <text:p>0.126</text:p>
          </table:table-cell>
          <table:table-cell office:value-type="string">
            <text:p>Z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2">
            <text:p>212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13">
            <text:p>213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7:5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1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2299999999999">
            <text:p>0.123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4">
            <text:p>214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15">
            <text:p>21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75.957">
            <text:p>75.957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6000000000001">
            <text:p>0.036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16">
            <text:p>216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8:0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5000000000011">
            <text:p>0.035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7">
            <text:p>217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1000000000007">
            <text:p>0.061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8">
            <text:p>218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5 18:1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5 1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6999999999997">
            <text:p>0.047</text:p>
          </table:table-cell>
          <table:table-cell office:value-type="string">
            <text:p>Z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9">
            <text:p>219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5 18:2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5 1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2000000000006">
            <text:p>0.022</text:p>
          </table:table-cell>
          <table:table-cell office:value-type="string">
            <text:p>Z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0">
            <text:p>220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5 18:2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5 1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1000000000001">
            <text:p>0.021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1">
            <text:p>221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5 18:3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5.989">
            <text:p>75.989</text:p>
          </table:table-cell>
          <table:table-cell table:style-name="ce13" office:value-type="string">
            <text:p>2020.01.15 1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30000000000001">
            <text:p>0.003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2">
            <text:p>222</text:p>
          </table:table-cell>
          <table:table-cell table:style-name="ce13" office:value-type="float" office:value="75.985">
            <text:p>75.985</text:p>
          </table:table-cell>
          <table:table-cell table:style-name="ce13" office:value-type="string">
            <text:p>2020.01.15 18:3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5 1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5 18:4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4">
            <text:p>224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2020.01.15 18:4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76.006">
            <text:p>76.006</text:p>
          </table:table-cell>
          <table:table-cell table:style-name="ce13" office:value-type="string">
            <text:p>2020.01.15 1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5">
            <text:p>225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5 18:5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5.994">
            <text:p>75.994</text:p>
          </table:table-cell>
          <table:table-cell table:style-name="ce13" office:value-type="string">
            <text:p>2020.01.15 1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999999999991">
            <text:p>-0.019</text:p>
          </table:table-cell>
          <table:table-cell office:value-type="string">
            <text:p>Z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6">
            <text:p>226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5 18:5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5.991">
            <text:p>75.991</text:p>
          </table:table-cell>
          <table:table-cell table:style-name="ce13" office:value-type="string">
            <text:p>2020.01.15 1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office:value-type="string">
            <text:p>Z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7">
            <text:p>227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5 19:0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5.981">
            <text:p>75.981</text:p>
          </table:table-cell>
          <table:table-cell table:style-name="ce13" office:value-type="string">
            <text:p>2020.01.15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80000000000098">
            <text:p>0.008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8">
            <text:p>228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5 19:0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8">
            <text:p>2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5 1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9999999999953">
            <text:p>-0.002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9">
            <text:p>229</text:p>
          </table:table-cell>
          <table:table-cell table:style-name="ce13" office:value-type="float" office:value="75.986">
            <text:p>75.986</text:p>
          </table:table-cell>
          <table:table-cell table:style-name="ce13" office:value-type="string">
            <text:p>2020.01.15 19:1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75.992">
            <text:p>75.992</text:p>
          </table:table-cell>
          <table:table-cell table:style-name="ce13" office:value-type="string">
            <text:p>2020.01.15 1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2">
            <text:p>-0.012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0">
            <text:p>230</text:p>
          </table:table-cell>
          <table:table-cell table:style-name="ce13" office:value-type="float" office:value="75.999">
            <text:p>75.999</text:p>
          </table:table-cell>
          <table:table-cell table:style-name="ce13" office:value-type="string">
            <text:p>2020.01.15 19:1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6.003">
            <text:p>76.003</text:p>
          </table:table-cell>
          <table:table-cell table:style-name="ce13" office:value-type="string">
            <text:p>2020.01.15 1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1">
            <text:p>231</text:p>
          </table:table-cell>
          <table:table-cell table:style-name="ce13" office:value-type="float" office:value="75.987">
            <text:p>75.987</text:p>
          </table:table-cell>
          <table:table-cell table:style-name="ce13" office:value-type="string">
            <text:p>2020.01.15 19:2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1">
            <text:p>231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5 1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2999999999991">
            <text:p>-0.013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2">
            <text:p>232</text:p>
          </table:table-cell>
          <table:table-cell table:style-name="ce13" office:value-type="float" office:value="76.014">
            <text:p>76.014</text:p>
          </table:table-cell>
          <table:table-cell table:style-name="ce13" office:value-type="string">
            <text:p>2020.01.15 19:2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76.034">
            <text:p>76.034</text:p>
          </table:table-cell>
          <table:table-cell table:style-name="ce13" office:value-type="string">
            <text:p>2020.01.15 1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3">
            <text:p>233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5 19:3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76.032">
            <text:p>76.032</text:p>
          </table:table-cell>
          <table:table-cell table:style-name="ce13" office:value-type="string">
            <text:p>2020.01.15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5.997">
            <text:p>75.997</text:p>
          </table:table-cell>
          <table:table-cell table:style-name="ce13" office:value-type="string">
            <text:p>2020.01.15 19:3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5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5">
            <text:p>235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9:4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6">
            <text:p>236</text:p>
          </table:table-cell>
          <table:table-cell table:style-name="ce13" office:value-type="float" office:value="75.984">
            <text:p>75.98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7">
            <text:p>237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38">
            <text:p>238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39">
            <text:p>239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33">
            <text:p>75.933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40">
            <text:p>24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5 20:0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5 2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1">
            <text:p>241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5 20:1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5 2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2">
            <text:p>242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5 20:1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5 2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3">
            <text:p>24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5 20:2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5 2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4">
            <text:p>244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0:2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5 2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6">
            <text:p>246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20:3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09">
            <text:p>75.909</text:p>
          </table:table-cell>
          <table:table-cell table:style-name="ce13" office:value-type="string">
            <text:p>2020.01.15 2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7">
            <text:p>247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0:4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2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8">
            <text:p>248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9">
            <text:p>249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0">
            <text:p>250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1">
            <text:p>251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1:0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2">
            <text:p>252</text:p>
          </table:table-cell>
          <table:table-cell table:style-name="ce13" office:value-type="float" office:value="75.864">
            <text:p>75.864</text:p>
          </table:table-cell>
          <table:table-cell table:style-name="ce13" office:value-type="string">
            <text:p>2020.01.15 21:0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3">
            <text:p>253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1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4">
            <text:p>254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5 21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5">
            <text:p>255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5 21:2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5">
            <text:p>255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5 2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6">
            <text:p>256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1:2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7">
            <text:p>257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21:3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5 2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8">
            <text:p>258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1:3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5 2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9">
            <text:p>259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4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5 2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0">
            <text:p>260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5 21:4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5 2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1">
            <text:p>261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1:5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1">
            <text:p>261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5 2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2">
            <text:p>262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1:5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5 2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3">
            <text:p>263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22:0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5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4">
            <text:p>264</text:p>
          </table:table-cell>
          <table:table-cell table:style-name="ce13" office:value-type="float" office:value="75.876">
            <text:p>75.876</text:p>
          </table:table-cell>
          <table:table-cell table:style-name="ce13" office:value-type="string">
            <text:p>2020.01.15 22:0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65">
            <text:p>265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22:1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863">
            <text:p>75.863</text:p>
          </table:table-cell>
          <table:table-cell table:style-name="ce13" office:value-type="string">
            <text:p>2020.01.15 2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6">
            <text:p>266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7">
            <text:p>267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8">
            <text:p>268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9">
            <text:p>269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2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70">
            <text:p>270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1">
            <text:p>271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22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2">
            <text:p>272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22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2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3">
            <text:p>273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22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2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4">
            <text:p>274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2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5">
            <text:p>275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3:0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6">
            <text:p>276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23:0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2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7">
            <text:p>277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3:1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7">
            <text:p>277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8">
            <text:p>278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3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9">
            <text:p>27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3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0">
            <text:p>280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5 23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5 2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1">
            <text:p>281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3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2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82">
            <text:p>282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3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5 2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3">
            <text:p>283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5 23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5 2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4">
            <text:p>28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3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4">
            <text:p>284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5">
            <text:p>285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5 23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5 2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6">
            <text:p>28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4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4" office:value-type="float" office:value="2">
            <text:p>2</text:p>
          </table:table-cell>
          <table:table-cell table:number-columns-repeated="1002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5 00:1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0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table:number-columns-repeated="1003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5 00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57">
            <text:p>75.85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57">
            <text:p>75.85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0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style-name="ce13" office:value-type="string">
            <text:p>len =&gt; 284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76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2'.U404" table:end-x="0.644cm" table:end-y="0.037cm" draw:z-index="0" draw:style-name="gr1" draw:text-style-name="P1" svg:width="23.763cm" svg:height="13.885cm" svg:x="1.451cm" svg:y="0.08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9"/>
          <table:table-cell table:style-name="ce14"/>
          <table:table-cell table:style-name="ce22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15"/>
          <table:table-cell table:style-name="ce14"/>
          <table:table-cell table:style-name="ce22"/>
          <table:table-cell table:number-columns-repeated="1003"/>
        </table:table-row>
        <table:table-row table:style-name="ro3">
          <table:table-cell table:number-columns-repeated="3"/>
          <table:table-cell table:style-name="ce14"/>
          <table:table-cell table:number-columns-repeated="15"/>
          <table:table-cell table:style-name="ce14"/>
          <table:table-cell table:style-name="ce22"/>
          <table:table-cell table:number-columns-repeated="1003"/>
        </table:table-row>
        <table:table-row table:style-name="ro3">
          <table:table-cell/>
          <table:table-cell/>
          <table:table-cell table:number-columns-repeated="17"/>
          <table:table-cell table:style-name="ce14"/>
          <table:table-cell table:style-name="ce22"/>
          <table:table-cell table:number-columns-repeated="1003"/>
        </table:table-row>
        <table:table-row table:style-name="ro3">
          <table:table-cell table:number-columns-repeated="19"/>
          <table:table-cell table:style-name="ce14"/>
          <table:table-cell table:style-name="ce22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3'.U404" table:end-x="0.643cm" table:end-y="0.037cm" draw:z-index="0" draw:style-name="gr1" draw:text-style-name="P1" svg:width="26.289cm" svg:height="13.885cm" svg:x="1.452cm" svg:y="0.08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9"/>
          <table:table-cell table:style-name="ce14"/>
          <table:table-cell table:style-name="ce22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15"/>
          <table:table-cell table:style-name="ce14"/>
          <table:table-cell table:style-name="ce22"/>
          <table:table-cell table:number-columns-repeated="1003"/>
        </table:table-row>
        <table:table-row table:style-name="ro3">
          <table:table-cell table:number-columns-repeated="3"/>
          <table:table-cell table:style-name="ce14"/>
          <table:table-cell table:number-columns-repeated="15"/>
          <table:table-cell table:style-name="ce14"/>
          <table:table-cell table:style-name="ce22"/>
          <table:table-cell table:number-columns-repeated="1003"/>
        </table:table-row>
        <table:table-row table:style-name="ro3">
          <table:table-cell/>
          <table:table-cell/>
          <table:table-cell table:number-columns-repeated="17"/>
          <table:table-cell table:style-name="ce14"/>
          <table:table-cell table:style-name="ce22"/>
          <table:table-cell table:number-columns-repeated="1003"/>
        </table:table-row>
        <table:table-row table:style-name="ro3">
          <table:table-cell table:number-columns-repeated="19"/>
          <table:table-cell table:style-name="ce14"/>
          <table:table-cell table:style-name="ce22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4'.U404" table:end-x="0.643cm" table:end-y="0.037cm" draw:z-index="0" draw:style-name="gr1" draw:text-style-name="P1" svg:width="26.289cm" svg:height="13.885cm" svg:x="1.452cm" svg:y="0.08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1'.A17:'1'.W297" table:contains-header="false">
          <table:sort>
            <table:sort-by table:field-number="22" table:data-type="automatic"/>
            <table:sort-by table:field-number="21" table:data-type="automatic"/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00"/>
    </style:style>
    <style:style style:name="無題2" style:family="table-cell" style:parent-style-name="Default">
      <style:table-cell-properties fo:background-color="#ffcc99"/>
    </style:style>
    <style:style style:name="無題3" style:family="table-cell" style:parent-style-name="Default">
      <style:table-cell-properties fo:background-color="#ffccc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3-25T15:15:27.09</dc:date>
    <dc:creator>iwabuchi ken</dc:creator>
    <meta:editing-duration>PT9H7M37S</meta:editing-duration>
    <meta:editing-cycles>67</meta:editing-cycles>
    <meta:generator>OpenOffice/4.1.3$Win32 OpenOffice.org_project/413m1$Build-9783</meta:generator>
    <meta:document-statistic meta:table-count="5" meta:cell-count="132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4cm" svg:height="13.886cm" xlink:href="." xlink:type="simple" chart:class="chart:bar" chart:style-name="ch1">
        <chart:title svg:x="9.96cm" svg:y="0.413cm" chart:style-name="ch2">
          <text:p>st_idx / (exit - start)</text:p>
        </chart:title>
        <chart:legend chart:legend-position="end" svg:x="21.448cm" svg:y="6.631cm" style:legend-expansion="high" chart:style-name="ch3"/>
        <chart:plot-area chart:style-name="ch4" chart:data-source-has-labels="both" svg:x="1.513cm" svg:y="2.023cm" svg:width="18.985cm" svg:height="10.578cm">
          <chartooo:coordinate-region svg:x="2.342cm" svg:y="2.236cm" svg:width="18.053cm" svg:height="10.153cm"/>
          <chart:axis chart:dimension="x" chart:name="primary-x" chart:style-name="ch5" chartooo:axis-type="auto">
            <chartooo:date-scale/>
            <chart:title svg:x="10.524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4cm" svg:height="13.886cm" xlink:href="." xlink:type="simple" chart:class="chart:bar" chart:style-name="ch1">
        <chart:title svg:x="9.96cm" svg:y="0.413cm" chart:style-name="ch2">
          <text:p>st_idx / (exit - start)</text:p>
        </chart:title>
        <chart:legend chart:legend-position="end" svg:x="21.448cm" svg:y="6.631cm" style:legend-expansion="high" chart:style-name="ch3"/>
        <chart:plot-area chart:style-name="ch4" chart:data-source-has-labels="both" svg:x="1.513cm" svg:y="2.023cm" svg:width="18.985cm" svg:height="10.578cm">
          <chartooo:coordinate-region svg:x="2.342cm" svg:y="2.236cm" svg:width="18.053cm" svg:height="10.153cm"/>
          <chart:axis chart:dimension="x" chart:name="primary-x" chart:style-name="ch5" chartooo:axis-type="auto">
            <chartooo:date-scale/>
            <chart:title svg:x="10.524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